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5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obyčejné" style:font-family-generic="swiss" style:font-pitch="variable"/>
    <style:font-face style:name="Arial3" svg:font-family="Arial" style:font-adornments="tučné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algun Gothic" svg:font-family="'Malgun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 style:master-page-name="First_20_Page">
      <style:table-properties style:width="16.54cm" fo:margin-top="0.101cm" fo:margin-bottom="0cm" style:page-number="auto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ulka1.A" style:family="table-column">
      <style:table-column-properties style:column-width="3.298cm"/>
    </style:style>
    <style:style style:name="Tabulka1.B" style:family="table-column">
      <style:table-column-properties style:column-width="0.3cm"/>
    </style:style>
    <style:style style:name="Tabulka1.C" style:family="table-column">
      <style:table-column-properties style:column-width="0.536cm"/>
    </style:style>
    <style:style style:name="Tabulka1.D" style:family="table-column">
      <style:table-column-properties style:column-width="1.378cm"/>
    </style:style>
    <style:style style:name="Tabulka1.E" style:family="table-column">
      <style:table-column-properties style:column-width="3.395cm"/>
    </style:style>
    <style:style style:name="Tabulka1.F" style:family="table-column">
      <style:table-column-properties style:column-width="2.117cm"/>
    </style:style>
    <style:style style:name="Tabulka1.G" style:family="table-column">
      <style:table-column-properties style:column-width="3.175cm"/>
    </style:style>
    <style:style style:name="Tabulka1.H" style:family="table-column">
      <style:table-column-properties style:column-width="2.341cm"/>
    </style:style>
    <style:style style:name="Tabulka1.1" style:family="table-row">
      <style:table-row-properties style:row-height="3cm"/>
    </style:style>
    <style:style style:name="Tabulka1.A1" style:family="table-cell">
      <style:table-cell-properties fo:padding="0cm" fo:border="none"/>
    </style:style>
    <style:style style:name="Tabulka1.2" style:family="table-row">
      <style:table-row-properties style:row-height="0.6cm"/>
    </style:style>
    <style:style style:name="Tabulka1.A2" style:family="table-cell">
      <style:table-cell-properties style:vertical-align="middle" fo:padding="0cm" fo:border="none"/>
    </style:style>
    <style:style style:name="Tabulka1.3" style:family="table-row">
      <style:table-row-properties style:row-height="1cm"/>
    </style:style>
    <style:style style:name="Tabulka1.6" style:family="table-row">
      <style:table-row-properties style:min-row-height="1cm"/>
    </style:style>
    <style:style style:name="Tabulka1.7" style:family="table-row">
      <style:table-row-properties style:row-height="2cm"/>
    </style:style>
    <style:style style:name="Tabulka1.8" style:family="table-row">
      <style:table-row-properties style:min-row-height="3cm"/>
    </style:style>
    <style:style style:name="Tabulka1.10" style:family="table-row">
      <style:table-row-properties style:row-height="1.7cm" fo:background-color="transparent" fo:keep-together="auto">
        <style:background-image/>
      </style:table-row-properties>
    </style:style>
    <style:style style:name="Tabulka1.A10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ulka1.13" style:family="table-row">
      <style:table-row-properties style:row-height="0.6cm" fo:background-color="transparent" fo:keep-together="auto">
        <style:background-image/>
      </style:table-row-properties>
    </style:style>
    <style:style style:name="Tabulka1.14" style:family="table-row">
      <style:table-row-properties style:row-height="0.499cm" fo:background-color="transparent" fo:keep-together="auto">
        <style:background-image/>
      </style:table-row-properties>
    </style:style>
    <style:style style:name="Tabulka1.C14" style:family="table-cell">
      <style:table-cell-properties style:vertical-align="" fo:padding="0cm" fo:border="none"/>
    </style:style>
    <style:style style:name="Tabulka1.16" style:family="table-row">
      <style:table-row-properties style:row-height="0.3cm" fo:background-color="transparent" fo:keep-together="auto">
        <style:background-image/>
      </style:table-row-properties>
    </style:style>
    <style:style style:name="Tabulka1.17" style:family="table-row">
      <style:table-row-properties style:row-height="4.001cm" fo:background-color="transparent" fo:keep-together="auto">
        <style:background-image/>
      </style:table-row-properties>
    </style:style>
    <style:style style:name="Tabulka1.A17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Header_20_left">
      <style:text-properties officeooo:rsid="001639bd" officeooo:paragraph-rsid="001639b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1639bd" officeooo:paragraph-rsid="001639bd"/>
    </style:style>
    <style:style style:name="P4" style:family="paragraph" style:parent-style-name="Table_20_Contents">
      <style:text-properties fo:font-variant="small-caps" style:font-name="Arial" fo:font-size="10pt" officeooo:rsid="00190f19" officeooo:paragraph-rsid="00190f19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variant="small-caps" style:font-name="Arial" officeooo:rsid="00190f19" officeooo:paragraph-rsid="00190f19"/>
    </style:style>
    <style:style style:name="P6" style:family="paragraph" style:parent-style-name="Table_20_Contents">
      <style:paragraph-properties fo:text-align="center" style:justify-single-word="false"/>
      <style:text-properties fo:text-transform="uppercase" style:font-name="Arial" fo:font-size="28pt" fo:font-weight="bold" officeooo:rsid="001a19cd" officeooo:paragraph-rsid="001a19cd" style:font-size-asian="28pt" style:font-weight-asian="bold" style:font-size-complex="2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text-transform="uppercase" style:font-name="Arial" fo:font-size="15pt" fo:font-weight="bold" officeooo:rsid="001b1841" officeooo:paragraph-rsid="001b1841" style:font-size-asian="13.1000003814697pt" style:font-weight-asian="bold" style:font-size-complex="15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paragraph-properties fo:text-align="center" style:justify-single-word="false"/>
      <style:text-properties style:font-name="Arial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1b1841" officeooo:paragraph-rsid="001b1841" style:font-size-asian="10pt" style:font-size-complex="10pt"/>
    </style:style>
    <style:style style:name="P12" style:family="paragraph" style:parent-style-name="Table_20_Contents"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Arial" fo:font-size="14pt" fo:font-weight="bold" officeooo:rsid="00267515" officeooo:paragraph-rsid="00267515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font-name="Arial" fo:font-size="14pt" fo:font-weight="bold" officeooo:rsid="0027e2a0" officeooo:paragraph-rsid="0027e2a0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Table_20_Contents">
      <style:text-properties style:font-name="Arial" fo:font-weight="bold" officeooo:rsid="001b1841" officeooo:paragraph-rsid="001b1841" style:font-weight-asian="bold" style:font-weight-complex="bold"/>
    </style:style>
    <style:style style:name="P17" style:family="paragraph" style:parent-style-name="Table_20_Contents">
      <style:text-properties style:font-name="Arial" fo:font-weight="bold" officeooo:rsid="002a516a" officeooo:paragraph-rsid="002a516a" style:font-weight-asian="bold" style:font-weight-complex="bold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Contents_20_1">
      <style:text-properties officeooo:rsid="00267515" officeooo:paragraph-rsid="00267515"/>
    </style:style>
    <style:style style:name="P20" style:family="paragraph" style:parent-style-name="Contents_20_1">
      <style:text-properties officeooo:rsid="00a4b50b" officeooo:paragraph-rsid="00a4b50b"/>
    </style:style>
    <style:style style:name="P21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2" style:family="paragraph" style:parent-style-name="Titul_5f_Normal">
      <style:text-properties fo:font-variant="small-caps" style:font-name="Arial" fo:font-size="10pt" officeooo:rsid="00190f19" style:font-name-asian="Malgun Gothic" style:font-size-asian="10pt" style:language-asian="ko" style:country-asian="KR" style:font-size-complex="10pt"/>
    </style:style>
    <style:style style:name="P23" style:family="paragraph" style:parent-style-name="Titul_5f_Normal">
      <style:paragraph-properties fo:text-align="center" style:justify-single-word="false"/>
      <style:text-properties fo:font-variant="small-caps" style:font-name="Arial" fo:font-size="10pt" officeooo:rsid="001c920b" officeooo:paragraph-rsid="001c920b" style:font-name-asian="Malgun Gothic" style:font-size-asian="10pt" style:language-asian="ko" style:country-asian="KR" style:font-size-complex="10pt"/>
    </style:style>
    <style:style style:name="P24" style:family="paragraph" style:parent-style-name="Titul_5f_Normal">
      <style:paragraph-properties fo:margin-top="0cm" fo:margin-bottom="0.3cm" loext:contextual-spacing="false" fo:text-align="center" style:justify-single-word="false"/>
      <style:text-properties fo:font-variant="small-caps" style:font-name="Arial" fo:font-size="12pt" fo:font-weight="bold" officeooo:rsid="001e5db0" officeooo:paragraph-rsid="001e5db0" style:font-name-asian="Malgun Gothic" style:font-size-asian="10.5pt" style:language-asian="ko" style:country-asian="KR" style:font-weight-asian="bold" style:font-size-complex="12pt" style:font-weight-complex="bold"/>
    </style:style>
    <style:style style:name="P25" style:family="paragraph" style:parent-style-name="Titul_5f_Normal">
      <style:paragraph-properties fo:margin-top="0cm" fo:margin-bottom="0.3cm" loext:contextual-spacing="false" fo:text-align="center" style:justify-single-word="false"/>
      <style:text-properties fo:font-variant="small-caps" style:font-name="Arial" fo:font-size="10pt" officeooo:rsid="00190f19" style:font-name-asian="Malgun Gothic" style:font-size-asian="10pt" style:language-asian="ko" style:country-asian="KR" style:font-size-complex="10pt"/>
    </style:style>
    <style:style style:name="P26" style:family="paragraph" style:parent-style-name="Titul_5f_Normal">
      <style:paragraph-properties fo:margin-top="0cm" fo:margin-bottom="0.3cm" loext:contextual-spacing="false" fo:text-align="center" style:justify-single-word="false"/>
      <style:text-properties fo:font-variant="small-caps" style:font-name="Arial" fo:font-size="80pt" fo:font-weight="bold" officeooo:rsid="001e5db0" officeooo:paragraph-rsid="001e5db0" style:font-name-asian="Malgun Gothic" style:font-size-asian="80pt" style:language-asian="ko" style:country-asian="KR" style:font-weight-asian="bold" style:font-size-complex="80pt" style:font-weight-complex="bold"/>
    </style:style>
    <style:style style:name="P27" style:family="paragraph" style:parent-style-name="First_20_line_20_indent">
      <style:text-properties officeooo:rsid="002a516a" officeooo:paragraph-rsid="0038d887"/>
    </style:style>
    <style:style style:name="P28" style:family="paragraph" style:parent-style-name="First_20_line_20_indent">
      <style:text-properties officeooo:rsid="0042b17f" officeooo:paragraph-rsid="0042b17f"/>
    </style:style>
    <style:style style:name="P29" style:family="paragraph" style:parent-style-name="First_20_line_20_indent">
      <style:text-properties officeooo:paragraph-rsid="00445fe2"/>
    </style:style>
    <style:style style:name="P30" style:family="paragraph" style:parent-style-name="First_20_line_20_indent">
      <style:text-properties officeooo:rsid="0053ba1c" officeooo:paragraph-rsid="00536a4e"/>
    </style:style>
    <style:style style:name="P31" style:family="paragraph" style:parent-style-name="First_20_line_20_indent">
      <style:text-properties officeooo:rsid="00536a4e"/>
    </style:style>
    <style:style style:name="P32" style:family="paragraph" style:parent-style-name="First_20_line_20_indent">
      <style:text-properties officeooo:rsid="0068fbde" officeooo:paragraph-rsid="0068fbde"/>
    </style:style>
    <style:style style:name="P33" style:family="paragraph" style:parent-style-name="First_20_line_20_indent">
      <style:text-properties officeooo:rsid="006a5284" officeooo:paragraph-rsid="006a5284"/>
    </style:style>
    <style:style style:name="P34" style:family="paragraph" style:parent-style-name="First_20_line_20_indent">
      <style:text-properties officeooo:rsid="006be969" officeooo:paragraph-rsid="006be969"/>
    </style:style>
    <style:style style:name="P35" style:family="paragraph" style:parent-style-name="First_20_line_20_indent">
      <style:text-properties officeooo:paragraph-rsid="006be969"/>
    </style:style>
    <style:style style:name="P36" style:family="paragraph" style:parent-style-name="First_20_line_20_indent">
      <style:text-properties officeooo:rsid="006da3ce" officeooo:paragraph-rsid="00788b56"/>
    </style:style>
    <style:style style:name="P37" style:family="paragraph" style:parent-style-name="First_20_line_20_indent">
      <style:text-properties officeooo:rsid="006da3ce" officeooo:paragraph-rsid="009d9610"/>
    </style:style>
    <style:style style:name="P38" style:family="paragraph" style:parent-style-name="First_20_line_20_indent">
      <style:text-properties officeooo:rsid="006da3ce" officeooo:paragraph-rsid="009e43c1"/>
    </style:style>
    <style:style style:name="P39" style:family="paragraph" style:parent-style-name="First_20_line_20_indent">
      <style:text-properties officeooo:rsid="006f5aaa" officeooo:paragraph-rsid="007e4d73"/>
    </style:style>
    <style:style style:name="P40" style:family="paragraph" style:parent-style-name="First_20_line_20_indent">
      <style:text-properties officeooo:rsid="006f5aaa" officeooo:paragraph-rsid="00827ae7"/>
    </style:style>
    <style:style style:name="P41" style:family="paragraph" style:parent-style-name="First_20_line_20_indent">
      <style:text-properties officeooo:rsid="006f5aaa" officeooo:paragraph-rsid="00973c4a"/>
    </style:style>
    <style:style style:name="P42" style:family="paragraph" style:parent-style-name="First_20_line_20_indent">
      <style:text-properties officeooo:rsid="006f5aaa" officeooo:paragraph-rsid="009848f9"/>
    </style:style>
    <style:style style:name="P43" style:family="paragraph" style:parent-style-name="First_20_line_20_indent">
      <style:text-properties officeooo:rsid="0071719a" officeooo:paragraph-rsid="0071719a"/>
    </style:style>
    <style:style style:name="P44" style:family="paragraph" style:parent-style-name="First_20_line_20_indent">
      <style:text-properties officeooo:rsid="00755b6e" officeooo:paragraph-rsid="00755b6e"/>
    </style:style>
    <style:style style:name="P45" style:family="paragraph" style:parent-style-name="First_20_line_20_indent">
      <style:text-properties officeooo:rsid="00755b6e" officeooo:paragraph-rsid="009fde6b"/>
    </style:style>
    <style:style style:name="P46" style:family="paragraph" style:parent-style-name="First_20_line_20_indent">
      <style:text-properties officeooo:rsid="007acdb1" officeooo:paragraph-rsid="007acdb1"/>
    </style:style>
    <style:style style:name="P47" style:family="paragraph" style:parent-style-name="First_20_line_20_indent">
      <style:text-properties officeooo:rsid="007acdb1" officeooo:paragraph-rsid="00973c4a"/>
    </style:style>
    <style:style style:name="P48" style:family="paragraph" style:parent-style-name="First_20_line_20_indent">
      <style:text-properties officeooo:rsid="008966d7" officeooo:paragraph-rsid="008a0ac3"/>
    </style:style>
    <style:style style:name="P49" style:family="paragraph" style:parent-style-name="First_20_line_20_indent">
      <style:text-properties officeooo:rsid="008bff0e" officeooo:paragraph-rsid="008bff0e"/>
    </style:style>
    <style:style style:name="P50" style:family="paragraph" style:parent-style-name="First_20_line_20_indent">
      <style:text-properties officeooo:rsid="0091187f" officeooo:paragraph-rsid="0091187f"/>
    </style:style>
    <style:style style:name="P51" style:family="paragraph" style:parent-style-name="First_20_line_20_indent">
      <style:text-properties officeooo:rsid="0091187f" officeooo:paragraph-rsid="009633a2"/>
    </style:style>
    <style:style style:name="P52" style:family="paragraph" style:parent-style-name="First_20_line_20_indent">
      <style:text-properties officeooo:rsid="0092033f" officeooo:paragraph-rsid="0093963e"/>
    </style:style>
    <style:style style:name="P53" style:family="paragraph" style:parent-style-name="First_20_line_20_indent">
      <style:text-properties officeooo:rsid="0092033f" officeooo:paragraph-rsid="009633a2"/>
    </style:style>
    <style:style style:name="P54" style:family="paragraph" style:parent-style-name="First_20_line_20_indent">
      <style:text-properties officeooo:rsid="0093963e" officeooo:paragraph-rsid="009633a2"/>
    </style:style>
    <style:style style:name="P55" style:family="paragraph" style:parent-style-name="First_20_line_20_indent">
      <style:text-properties officeooo:rsid="009633a2" officeooo:paragraph-rsid="009633a2"/>
    </style:style>
    <style:style style:name="P56" style:family="paragraph" style:parent-style-name="First_20_line_20_indent">
      <style:text-properties officeooo:paragraph-rsid="009cec6a"/>
    </style:style>
    <style:style style:name="P57" style:family="paragraph" style:parent-style-name="First_20_line_20_indent">
      <style:text-properties officeooo:rsid="009e43c1" officeooo:paragraph-rsid="009fde6b"/>
    </style:style>
    <style:style style:name="P58" style:family="paragraph" style:parent-style-name="First_20_line_20_indent">
      <style:text-properties officeooo:rsid="009e43c1" officeooo:paragraph-rsid="0099b6d8"/>
    </style:style>
    <style:style style:name="P59" style:family="paragraph" style:parent-style-name="First_20_line_20_indent">
      <style:text-properties officeooo:rsid="00a2b8b7" officeooo:paragraph-rsid="00a3bcbf"/>
    </style:style>
    <style:style style:name="P60" style:family="paragraph" style:parent-style-name="First_20_line_20_indent">
      <style:text-properties officeooo:rsid="00a457ab" officeooo:paragraph-rsid="00a457ab"/>
    </style:style>
    <style:style style:name="P61" style:family="paragraph" style:parent-style-name="First_20_line_20_indent">
      <style:text-properties officeooo:rsid="00a5c713" officeooo:paragraph-rsid="00a5c713"/>
    </style:style>
    <style:style style:name="P62" style:family="paragraph" style:parent-style-name="First_20_line_20_indent">
      <style:text-properties officeooo:rsid="00aa8146" officeooo:paragraph-rsid="00aa8146"/>
    </style:style>
    <style:style style:name="P63" style:family="paragraph" style:parent-style-name="First_20_line_20_indent">
      <style:text-properties officeooo:rsid="006d2a7e" officeooo:paragraph-rsid="00755b6e"/>
    </style:style>
    <style:style style:name="P64" style:family="paragraph" style:parent-style-name="First_20_line_20_indent">
      <style:text-properties officeooo:rsid="006d2a7e" officeooo:paragraph-rsid="00788b56"/>
    </style:style>
    <style:style style:name="P65" style:family="paragraph" style:parent-style-name="First_20_line_20_indent">
      <style:text-properties officeooo:rsid="006d2a7e" officeooo:paragraph-rsid="009cec6a"/>
    </style:style>
    <style:style style:name="P66" style:family="paragraph" style:parent-style-name="First_20_line_20_indent">
      <style:text-properties officeooo:rsid="006d2a7e" officeooo:paragraph-rsid="00973c4a"/>
    </style:style>
    <style:style style:name="P67" style:family="paragraph" style:parent-style-name="First_20_line_20_indent">
      <style:text-properties officeooo:rsid="00772993" officeooo:paragraph-rsid="00772993" fo:background-color="transparent"/>
    </style:style>
    <style:style style:name="P68" style:family="paragraph" style:parent-style-name="First_20_line_20_indent">
      <style:text-properties officeooo:rsid="00772993" officeooo:paragraph-rsid="00788b56" fo:background-color="transparent"/>
    </style:style>
    <style:style style:name="P69" style:family="paragraph" style:parent-style-name="First_20_line_20_indent">
      <style:text-properties officeooo:rsid="00772993" officeooo:paragraph-rsid="00973c4a" fo:background-color="transparent"/>
    </style:style>
    <style:style style:name="P70" style:family="paragraph" style:parent-style-name="First_20_line_20_indent">
      <style:text-properties officeooo:rsid="0079cf49" officeooo:paragraph-rsid="009cec6a"/>
    </style:style>
    <style:style style:name="P71" style:family="paragraph" style:parent-style-name="First_20_line_20_indent">
      <style:text-properties officeooo:rsid="0079cf49" officeooo:paragraph-rsid="00ce9f8e"/>
    </style:style>
    <style:style style:name="P72" style:family="paragraph" style:parent-style-name="First_20_line_20_indent">
      <style:text-properties fo:font-weight="normal" officeooo:rsid="0094c4fe" officeooo:paragraph-rsid="0094c4fe" fo:background-color="transparent" style:font-weight-asian="normal" style:font-weight-complex="normal"/>
    </style:style>
    <style:style style:name="P73" style:family="paragraph" style:parent-style-name="First_20_line_20_indent">
      <style:text-properties fo:font-weight="normal" officeooo:rsid="0094c4fe" officeooo:paragraph-rsid="00c31ea8" fo:background-color="transparent" style:font-weight-asian="normal" style:font-weight-complex="normal"/>
    </style:style>
    <style:style style:name="P74" style:family="paragraph" style:parent-style-name="First_20_line_20_indent">
      <style:text-properties style:font-name="Arial1" fo:font-size="13pt" officeooo:rsid="00ad7260" officeooo:paragraph-rsid="00ad7260" style:font-size-asian="10.5pt"/>
    </style:style>
    <style:style style:name="P75" style:family="paragraph" style:parent-style-name="First_20_line_20_indent">
      <style:text-properties officeooo:rsid="00bd2c68" officeooo:paragraph-rsid="00bd2c68"/>
    </style:style>
    <style:style style:name="P76" style:family="paragraph" style:parent-style-name="First_20_line_20_indent">
      <style:text-properties officeooo:rsid="0038d887" officeooo:paragraph-rsid="00bf33dd"/>
    </style:style>
    <style:style style:name="P77" style:family="paragraph" style:parent-style-name="First_20_line_20_indent">
      <style:text-properties officeooo:rsid="00c31ea8" officeooo:paragraph-rsid="00c31ea8"/>
    </style:style>
    <style:style style:name="P78" style:family="paragraph" style:parent-style-name="First_20_line_20_indent">
      <style:text-properties officeooo:rsid="008f0def" officeooo:paragraph-rsid="008f0def"/>
    </style:style>
    <style:style style:name="P79" style:family="paragraph" style:parent-style-name="First_20_line_20_indent">
      <style:text-properties officeooo:rsid="00c51d6c" officeooo:paragraph-rsid="00c51d6c"/>
    </style:style>
    <style:style style:name="P80" style:family="paragraph" style:parent-style-name="First_20_line_20_indent">
      <style:text-properties officeooo:rsid="00a3bcbf" officeooo:paragraph-rsid="00ce9f8e"/>
    </style:style>
    <style:style style:name="P81" style:family="paragraph" style:parent-style-name="Numbering_20_1">
      <style:text-properties officeooo:rsid="002ffd89" officeooo:paragraph-rsid="002ffd89"/>
    </style:style>
    <style:style style:name="P82" style:family="paragraph" style:parent-style-name="Numbering_20_1">
      <style:text-properties officeooo:paragraph-rsid="002ffd89"/>
    </style:style>
    <style:style style:name="P83" style:family="paragraph" style:parent-style-name="Numbering_20_1">
      <style:text-properties officeooo:rsid="0042554e" officeooo:paragraph-rsid="0042554e"/>
    </style:style>
    <style:style style:name="P84" style:family="paragraph" style:parent-style-name="Numbering_20_1">
      <style:text-properties officeooo:rsid="0042554e" officeooo:paragraph-rsid="0042b17f"/>
    </style:style>
    <style:style style:name="P85" style:family="paragraph" style:parent-style-name="Numbering_20_1">
      <style:text-properties officeooo:rsid="0042b17f" officeooo:paragraph-rsid="0042b17f"/>
    </style:style>
    <style:style style:name="P86" style:family="paragraph" style:parent-style-name="Numbering_20_1">
      <style:text-properties officeooo:rsid="0042b17f" officeooo:paragraph-rsid="00459c1b"/>
    </style:style>
    <style:style style:name="P87" style:family="paragraph" style:parent-style-name="Numbering_20_1">
      <style:text-properties officeooo:rsid="00445fe2" officeooo:paragraph-rsid="00445fe2"/>
    </style:style>
    <style:style style:name="P88" style:family="paragraph" style:parent-style-name="Numbering_20_1">
      <style:text-properties officeooo:rsid="00445fe2" officeooo:paragraph-rsid="00459c1b"/>
    </style:style>
    <style:style style:name="P89" style:family="paragraph" style:parent-style-name="Numbering_20_1">
      <style:text-properties officeooo:rsid="00445fe2" officeooo:paragraph-rsid="006be969"/>
    </style:style>
    <style:style style:name="P90" style:family="paragraph" style:parent-style-name="Numbering_20_1">
      <style:text-properties officeooo:rsid="00512a5e" officeooo:paragraph-rsid="00512a5e"/>
    </style:style>
    <style:style style:name="P91" style:family="paragraph" style:parent-style-name="Numbering_20_1">
      <style:text-properties officeooo:rsid="00512a5e" officeooo:paragraph-rsid="00659897"/>
    </style:style>
    <style:style style:name="P92" style:family="paragraph" style:parent-style-name="Numbering_20_1">
      <style:text-properties officeooo:paragraph-rsid="00536a4e"/>
    </style:style>
    <style:style style:name="P93" style:family="paragraph" style:parent-style-name="Numbering_20_1">
      <style:text-properties officeooo:rsid="005e1628" officeooo:paragraph-rsid="005e1628"/>
    </style:style>
    <style:style style:name="P94" style:family="paragraph" style:parent-style-name="Numbering_20_1">
      <style:text-properties officeooo:rsid="005fd133" officeooo:paragraph-rsid="005fd133"/>
    </style:style>
    <style:style style:name="P95" style:family="paragraph" style:parent-style-name="Numbering_20_1">
      <style:text-properties officeooo:rsid="00659897" officeooo:paragraph-rsid="00659897"/>
    </style:style>
    <style:style style:name="P96" style:family="paragraph" style:parent-style-name="Numbering_20_1">
      <style:text-properties officeooo:rsid="006a7eb0" officeooo:paragraph-rsid="006a7eb0"/>
    </style:style>
    <style:style style:name="P97" style:family="paragraph" style:parent-style-name="Numbering_20_1">
      <style:text-properties officeooo:rsid="0071719a" officeooo:paragraph-rsid="0071719a"/>
    </style:style>
    <style:style style:name="P98" style:family="paragraph" style:parent-style-name="Numbering_20_1">
      <style:text-properties officeooo:paragraph-rsid="0080d670"/>
    </style:style>
    <style:style style:name="P99" style:family="paragraph" style:parent-style-name="Numbering_20_1">
      <style:text-properties officeooo:rsid="008d782c" officeooo:paragraph-rsid="008d782c"/>
    </style:style>
    <style:style style:name="P100" style:family="paragraph" style:parent-style-name="Numbering_20_1">
      <style:text-properties officeooo:rsid="00973c4a" officeooo:paragraph-rsid="00973c4a"/>
    </style:style>
    <style:style style:name="P101" style:family="paragraph" style:parent-style-name="Numbering_20_1">
      <style:text-properties officeooo:rsid="009cf12e" officeooo:paragraph-rsid="009cf12e"/>
    </style:style>
    <style:style style:name="P102" style:family="paragraph" style:parent-style-name="Numbering_20_1">
      <style:text-properties officeooo:rsid="00a95ac4" officeooo:paragraph-rsid="00a95ac4"/>
    </style:style>
    <style:style style:name="P103" style:family="paragraph" style:parent-style-name="Contents_20_Heading">
      <style:text-properties officeooo:rsid="00267515" officeooo:paragraph-rsid="00267515"/>
    </style:style>
    <style:style style:name="P104" style:family="paragraph" style:parent-style-name="Contents_20_Heading">
      <style:paragraph-properties fo:break-before="page"/>
      <style:text-properties officeooo:rsid="00267515" officeooo:paragraph-rsid="00267515"/>
    </style:style>
    <style:style style:name="P105" style:family="paragraph" style:parent-style-name="First_20_line_20_indent" style:master-page-name="">
      <style:paragraph-properties style:page-number="auto" fo:keep-with-next="always" style:writing-mode="page"/>
      <style:text-properties officeooo:rsid="00755b6e" officeooo:paragraph-rsid="009fde6b"/>
    </style:style>
    <style:style style:name="P106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7" style:family="paragraph" style:parent-style-name="Contents_20_4">
      <style:paragraph-properties>
        <style:tab-stops>
          <style:tab-stop style:position="15.505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09" style:family="paragraph" style:parent-style-name="Heading_20_4">
      <style:text-properties officeooo:rsid="009e43c1" officeooo:paragraph-rsid="009e43c1"/>
    </style:style>
    <style:style style:name="P110" style:family="paragraph" style:parent-style-name="Heading_20_4">
      <style:text-properties officeooo:rsid="009d9610" officeooo:paragraph-rsid="009d9610"/>
    </style:style>
    <style:style style:name="P111" style:family="paragraph" style:parent-style-name="Numbering_20_2" style:list-style-name="List_20_1"/>
    <style:style style:name="P112" style:family="paragraph" style:parent-style-name="Numbering_20_2" style:list-style-name="List_20_1">
      <style:text-properties style:font-name="Arial1" fo:font-size="13pt" style:font-size-asian="12pt" style:font-name-complex="Arial5"/>
    </style:style>
    <style:style style:name="P113" style:family="paragraph" style:parent-style-name="Numbering_20_2">
      <style:text-properties officeooo:rsid="00755b6e" officeooo:paragraph-rsid="00755b6e"/>
    </style:style>
    <style:style style:name="P114" style:family="paragraph" style:parent-style-name="Numbering_20_2" style:list-style-name="List_20_1">
      <style:text-properties officeooo:rsid="00755b6e" officeooo:paragraph-rsid="00a5c713"/>
    </style:style>
    <style:style style:name="P115" style:family="paragraph" style:parent-style-name="Numbering_20_2">
      <style:text-properties officeooo:rsid="00755b6e" officeooo:paragraph-rsid="009848f9"/>
    </style:style>
    <style:style style:name="P116" style:family="paragraph" style:parent-style-name="Numbering_20_2">
      <style:text-properties officeooo:rsid="00a3bcbf" officeooo:paragraph-rsid="00a3bcbf"/>
    </style:style>
    <style:style style:name="P117" style:family="paragraph" style:parent-style-name="Numbering_20_2">
      <style:text-properties officeooo:rsid="00a5c713" officeooo:paragraph-rsid="00a5c713"/>
    </style:style>
    <style:style style:name="P118" style:family="paragraph" style:parent-style-name="Numbering_20_2">
      <style:text-properties officeooo:paragraph-rsid="00ac1642"/>
    </style:style>
    <style:style style:name="P119" style:family="paragraph" style:parent-style-name="Numbering_20_2">
      <style:text-properties officeooo:rsid="00ad7260" officeooo:paragraph-rsid="00ad7260"/>
    </style:style>
    <style:style style:name="P120" style:family="paragraph" style:parent-style-name="Numbering_20_2" style:list-style-name="List_20_1" style:master-page-name="">
      <loext:graphic-properties draw:fill="none" draw:fill-color="#729fcf"/>
      <style:paragraph-properties fo:margin-left="1.9cm" fo:margin-right="0cm" fo:margin-top="0cm" fo:margin-bottom="0cm" loext:contextual-spacing="false" fo:line-height="120%" fo:text-indent="-0.7cm" style:auto-text-indent="false" style:page-number="auto" fo:background-color="transparent" style:writing-mode="page">
        <style:tab-stops/>
      </style:paragraph-properties>
      <style:text-properties officeooo:rsid="00ca95c1" officeooo:paragraph-rsid="00ca95c1"/>
    </style:style>
    <style:style style:name="P121" style:family="paragraph" style:parent-style-name="Numbering_20_2" style:list-style-name="List_20_1">
      <loext:graphic-properties draw:fill="none" draw:fill-color="#729fcf"/>
      <style:paragraph-properties fo:margin-left="1.9cm" fo:margin-right="0cm" fo:margin-top="0cm" fo:margin-bottom="0cm" loext:contextual-spacing="false" fo:line-height="120%" fo:text-indent="-0.7cm" style:auto-text-indent="false" fo:background-color="transparent" style:writing-mode="page">
        <style:tab-stops/>
      </style:paragraph-properties>
      <style:text-properties officeooo:rsid="00ca95c1" officeooo:paragraph-rsid="00ca95c1"/>
    </style:style>
    <style:style style:name="P122" style:family="paragraph" style:parent-style-name="Numbering_20_2" style:list-style-name="List_20_1">
      <loext:graphic-properties draw:fill="none" draw:fill-color="#729fcf"/>
      <style:paragraph-properties fo:margin-left="1.9cm" fo:margin-right="0cm" fo:margin-top="0cm" fo:margin-bottom="0cm" loext:contextual-spacing="false" fo:line-height="120%" fo:text-indent="-0.7cm" style:auto-text-indent="false" fo:background-color="transparent" style:writing-mode="page">
        <style:tab-stops/>
      </style:paragraph-properties>
      <style:text-properties officeooo:rsid="00cc307d" officeooo:paragraph-rsid="00cc307d"/>
    </style:style>
    <style:style style:name="P123" style:family="paragraph" style:parent-style-name="Heading_20_3">
      <style:text-properties officeooo:rsid="0042b17f" officeooo:paragraph-rsid="0042b17f"/>
    </style:style>
    <style:style style:name="P124" style:family="paragraph" style:parent-style-name="Heading_20_3">
      <style:text-properties officeooo:rsid="0042b17f" officeooo:paragraph-rsid="00459c1b"/>
    </style:style>
    <style:style style:name="P125" style:family="paragraph" style:parent-style-name="Heading_20_3">
      <style:text-properties officeooo:rsid="009e43c1" officeooo:paragraph-rsid="009e43c1"/>
    </style:style>
    <style:style style:name="P126" style:family="paragraph" style:parent-style-name="Heading_20_3">
      <style:text-properties officeooo:rsid="004885a9" officeooo:paragraph-rsid="004885a9"/>
    </style:style>
    <style:style style:name="P127" style:family="paragraph" style:parent-style-name="Heading_20_3">
      <style:text-properties officeooo:rsid="009d9610" officeooo:paragraph-rsid="009d9610"/>
    </style:style>
    <style:style style:name="P128" style:family="paragraph" style:parent-style-name="Heading_20_2">
      <style:text-properties officeooo:rsid="002ee7b1" officeooo:paragraph-rsid="002ee7b1"/>
    </style:style>
    <style:style style:name="P129" style:family="paragraph" style:parent-style-name="Heading_20_2">
      <style:text-properties officeooo:rsid="002ffd89" officeooo:paragraph-rsid="002ffd89"/>
    </style:style>
    <style:style style:name="P130" style:family="paragraph" style:parent-style-name="Heading_20_2">
      <style:text-properties officeooo:rsid="00326f05" officeooo:paragraph-rsid="00326f05"/>
    </style:style>
    <style:style style:name="P131" style:family="paragraph" style:parent-style-name="Heading_20_2">
      <style:text-properties officeooo:rsid="003584e6" officeooo:paragraph-rsid="003584e6"/>
    </style:style>
    <style:style style:name="P132" style:family="paragraph" style:parent-style-name="Heading_20_2">
      <style:text-properties officeooo:rsid="003b9faa" officeooo:paragraph-rsid="003b9faa"/>
    </style:style>
    <style:style style:name="P133" style:family="paragraph" style:parent-style-name="Heading_20_2">
      <style:text-properties officeooo:rsid="0042554e" officeooo:paragraph-rsid="0042554e"/>
    </style:style>
    <style:style style:name="P134" style:family="paragraph" style:parent-style-name="Heading_20_2">
      <style:text-properties officeooo:rsid="0042b17f" officeooo:paragraph-rsid="0042b17f"/>
    </style:style>
    <style:style style:name="P135" style:family="paragraph" style:parent-style-name="Heading_20_2">
      <style:text-properties officeooo:rsid="004885a9" officeooo:paragraph-rsid="004885a9"/>
    </style:style>
    <style:style style:name="P136" style:family="paragraph" style:parent-style-name="Heading_20_2">
      <style:text-properties officeooo:rsid="004a478f" officeooo:paragraph-rsid="004a478f"/>
    </style:style>
    <style:style style:name="P137" style:family="paragraph" style:parent-style-name="Heading_20_2">
      <style:text-properties officeooo:rsid="00bd2c68" officeooo:paragraph-rsid="00bd2c68"/>
    </style:style>
    <style:style style:name="P138" style:family="paragraph" style:parent-style-name="Heading_20_2">
      <style:text-properties officeooo:rsid="00554be8" officeooo:paragraph-rsid="00554be8"/>
    </style:style>
    <style:style style:name="P139" style:family="paragraph" style:parent-style-name="Heading_20_2">
      <style:text-properties officeooo:rsid="00659897" officeooo:paragraph-rsid="00659897"/>
    </style:style>
    <style:style style:name="P140" style:family="paragraph" style:parent-style-name="Heading_20_2">
      <style:text-properties officeooo:rsid="00512a5e" officeooo:paragraph-rsid="00512a5e"/>
    </style:style>
    <style:style style:name="P141" style:family="paragraph" style:parent-style-name="Heading_20_2">
      <style:text-properties officeooo:rsid="009cf12e" officeooo:paragraph-rsid="009cf12e"/>
    </style:style>
    <style:style style:name="P142" style:family="paragraph" style:parent-style-name="Heading_20_2">
      <style:text-properties officeooo:rsid="005e1628" officeooo:paragraph-rsid="005e1628"/>
    </style:style>
    <style:style style:name="P143" style:family="paragraph" style:parent-style-name="Heading_20_1">
      <style:text-properties officeooo:rsid="002ee7b1" officeooo:paragraph-rsid="002ee7b1"/>
    </style:style>
    <style:style style:name="P144" style:family="paragraph" style:parent-style-name="Heading_20_1">
      <style:text-properties officeooo:rsid="005e1628" officeooo:paragraph-rsid="005e1628"/>
    </style:style>
    <style:style style:name="P145" style:family="paragraph" style:parent-style-name="Heading_20_1">
      <style:text-properties officeooo:rsid="00376a6f" officeooo:paragraph-rsid="00376a6f"/>
    </style:style>
    <style:style style:name="P146" style:family="paragraph" style:parent-style-name="Heading_20_1">
      <style:text-properties officeooo:rsid="004885a9" officeooo:paragraph-rsid="004885a9"/>
    </style:style>
    <style:style style:name="P147" style:family="paragraph" style:parent-style-name="Heading_20_1">
      <style:text-properties officeooo:rsid="004f87f9" officeooo:paragraph-rsid="004cf607"/>
    </style:style>
    <style:style style:name="P148" style:family="paragraph" style:parent-style-name="Heading_20_1">
      <style:text-properties officeooo:rsid="004cf607" officeooo:paragraph-rsid="004cf607"/>
    </style:style>
    <style:style style:name="P149" style:family="paragraph" style:parent-style-name="Heading_20_1" style:master-page-name="Standard">
      <style:paragraph-properties style:page-number="auto"/>
      <style:text-properties officeooo:rsid="002a516a" officeooo:paragraph-rsid="002a516a"/>
    </style:style>
    <style:style style:name="T1" style:family="text">
      <style:text-properties officeooo:rsid="002ffd89"/>
    </style:style>
    <style:style style:name="T2" style:family="text">
      <style:text-properties officeooo:rsid="0030a675"/>
    </style:style>
    <style:style style:name="T3" style:family="text">
      <style:text-properties officeooo:rsid="00326f05"/>
    </style:style>
    <style:style style:name="T4" style:family="text">
      <style:text-properties officeooo:rsid="0033e381"/>
    </style:style>
    <style:style style:name="T5" style:family="text">
      <style:text-properties officeooo:rsid="0038d887"/>
    </style:style>
    <style:style style:name="T6" style:family="text">
      <style:text-properties officeooo:rsid="003a4af9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33e381"/>
    </style:style>
    <style:style style:name="T9" style:family="text">
      <style:text-properties style:text-position="super 58%" officeooo:rsid="006d2a7e"/>
    </style:style>
    <style:style style:name="T10" style:family="text">
      <style:text-properties officeooo:rsid="0042b17f"/>
    </style:style>
    <style:style style:name="T11" style:family="text">
      <style:text-properties officeooo:rsid="00459c1b"/>
    </style:style>
    <style:style style:name="T12" style:family="text">
      <style:text-properties officeooo:rsid="0051c4da"/>
    </style:style>
    <style:style style:name="T13" style:family="text">
      <style:text-properties officeooo:rsid="00536a4e"/>
    </style:style>
    <style:style style:name="T14" style:family="text">
      <style:text-properties officeooo:rsid="00659897"/>
    </style:style>
    <style:style style:name="T15" style:family="text">
      <style:text-properties officeooo:rsid="006be969"/>
    </style:style>
    <style:style style:name="T16" style:family="text">
      <style:text-properties officeooo:rsid="006c5603"/>
    </style:style>
    <style:style style:name="T17" style:family="text">
      <style:text-properties officeooo:rsid="006d2a7e"/>
    </style:style>
    <style:style style:name="T18" style:family="text">
      <style:text-properties officeooo:rsid="006da3ce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6fd33e" fo:background-color="transparent" loext:char-shading-value="0"/>
    </style:style>
    <style:style style:name="T21" style:family="text">
      <style:text-properties officeooo:rsid="007342d8" fo:background-color="transparent" loext:char-shading-value="0"/>
    </style:style>
    <style:style style:name="T22" style:family="text">
      <style:text-properties officeooo:rsid="007acdb1" fo:background-color="transparent" loext:char-shading-value="0"/>
    </style:style>
    <style:style style:name="T23" style:family="text">
      <style:text-properties officeooo:rsid="007db22a" fo:background-color="transparent" loext:char-shading-value="0"/>
    </style:style>
    <style:style style:name="T24" style:family="text">
      <style:text-properties officeooo:rsid="007e4d73" fo:background-color="transparent" loext:char-shading-value="0"/>
    </style:style>
    <style:style style:name="T25" style:family="text">
      <style:text-properties officeooo:rsid="00827ae7" fo:background-color="transparent" loext:char-shading-value="0"/>
    </style:style>
    <style:style style:name="T26" style:family="text">
      <style:text-properties officeooo:rsid="00839e64" fo:background-color="transparent" loext:char-shading-value="0"/>
    </style:style>
    <style:style style:name="T27" style:family="text">
      <style:text-properties officeooo:rsid="00978c67" fo:background-color="transparent" loext:char-shading-value="0"/>
    </style:style>
    <style:style style:name="T28" style:family="text">
      <style:text-properties officeooo:rsid="009cec6a" fo:background-color="transparent" loext:char-shading-value="0"/>
    </style:style>
    <style:style style:name="T29" style:family="text">
      <style:text-properties officeooo:rsid="009d9610" fo:background-color="transparent" loext:char-shading-value="0"/>
    </style:style>
    <style:style style:name="T30" style:family="text">
      <style:text-properties officeooo:rsid="009e43c1" fo:background-color="transparent" loext:char-shading-value="0"/>
    </style:style>
    <style:style style:name="T31" style:family="text">
      <style:text-properties officeooo:rsid="00c14ff0" fo:background-color="transparent" loext:char-shading-value="0"/>
    </style:style>
    <style:style style:name="T32" style:family="text">
      <style:text-properties officeooo:rsid="003a4af9" fo:background-color="transparent" loext:char-shading-value="0"/>
    </style:style>
    <style:style style:name="T33" style:family="text">
      <style:text-properties officeooo:rsid="0033e381" fo:background-color="transparent" loext:char-shading-value="0"/>
    </style:style>
    <style:style style:name="T34" style:family="text">
      <style:text-properties officeooo:rsid="00864554" fo:background-color="transparent" loext:char-shading-value="0"/>
    </style:style>
    <style:style style:name="T35" style:family="text">
      <style:text-properties officeooo:rsid="0088e2c3" fo:background-color="transparent" loext:char-shading-value="0"/>
    </style:style>
    <style:style style:name="T36" style:family="text">
      <style:text-properties officeooo:rsid="00c43126" fo:background-color="transparent" loext:char-shading-value="0"/>
    </style:style>
    <style:style style:name="T37" style:family="text">
      <style:text-properties officeooo:rsid="00ce9f8e" fo:background-color="transparent" loext:char-shading-value="0"/>
    </style:style>
    <style:style style:name="T38" style:family="text">
      <style:text-properties style:text-position="sub 58%" fo:background-color="transparent" loext:char-shading-value="0"/>
    </style:style>
    <style:style style:name="T39" style:family="text">
      <style:text-properties officeooo:rsid="00788b56"/>
    </style:style>
    <style:style style:name="T40" style:family="text">
      <style:text-properties officeooo:rsid="0079cf49"/>
    </style:style>
    <style:style style:name="T41" style:family="text">
      <style:text-properties officeooo:rsid="007acdb1"/>
    </style:style>
    <style:style style:name="T42" style:family="text">
      <style:text-properties fo:font-weight="normal" fo:background-color="transparent" loext:char-shading-value="0" style:font-weight-asian="normal" style:font-weight-complex="normal"/>
    </style:style>
    <style:style style:name="T43" style:family="text">
      <style:text-properties fo:font-weight="normal" officeooo:rsid="007db22a" fo:background-color="transparent" loext:char-shading-value="0" style:font-weight-asian="normal" style:font-weight-complex="normal"/>
    </style:style>
    <style:style style:name="T44" style:family="text">
      <style:text-properties fo:font-weight="normal" officeooo:rsid="007e4d73" fo:background-color="transparent" loext:char-shading-value="0" style:font-weight-asian="normal" style:font-weight-complex="normal"/>
    </style:style>
    <style:style style:name="T45" style:family="text">
      <style:text-properties fo:font-weight="normal" officeooo:rsid="0092988f" fo:background-color="transparent" loext:char-shading-value="0" style:font-weight-asian="normal" style:font-weight-complex="normal"/>
    </style:style>
    <style:style style:name="T46" style:family="text">
      <style:text-properties fo:font-weight="normal" officeooo:rsid="0093963e" fo:background-color="transparent" loext:char-shading-value="0" style:font-weight-asian="normal" style:font-weight-complex="normal"/>
    </style:style>
    <style:style style:name="T47" style:family="text">
      <style:text-properties fo:font-weight="normal" officeooo:rsid="009633a2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980b5f" fo:background-color="transparent" loext:char-shading-value="0" style:font-weight-asian="normal" style:font-weight-complex="normal"/>
    </style:style>
    <style:style style:name="T49" style:family="text">
      <style:text-properties fo:font-weight="normal" officeooo:rsid="009e43c1" fo:background-color="transparent" loext:char-shading-value="0" style:font-weight-asian="normal" style:font-weight-complex="normal"/>
    </style:style>
    <style:style style:name="T50" style:family="text">
      <style:text-properties fo:font-weight="normal" officeooo:rsid="00755b6e" fo:background-color="transparent" loext:char-shading-value="0" style:font-weight-asian="normal" style:font-weight-complex="normal"/>
    </style:style>
    <style:style style:name="T51" style:family="text">
      <style:text-properties fo:font-weight="normal" officeooo:rsid="00b65714" fo:background-color="transparent" loext:char-shading-value="0" style:font-weight-asian="normal" style:font-weight-complex="normal"/>
    </style:style>
    <style:style style:name="T52" style:family="text">
      <style:text-properties fo:font-weight="normal" officeooo:rsid="00b686d1" fo:background-color="transparent" loext:char-shading-value="0" style:font-weight-asian="normal" style:font-weight-complex="normal"/>
    </style:style>
    <style:style style:name="T53" style:family="text">
      <style:text-properties officeooo:rsid="007fe060"/>
    </style:style>
    <style:style style:name="T54" style:family="text">
      <style:text-properties officeooo:rsid="0080d670"/>
    </style:style>
    <style:style style:name="T55" style:family="text">
      <style:text-properties officeooo:rsid="008a0ac3"/>
    </style:style>
    <style:style style:name="T56" style:family="text">
      <style:text-properties officeooo:rsid="008bff0e"/>
    </style:style>
    <style:style style:name="T57" style:family="text">
      <style:text-properties officeooo:rsid="008dc7a5"/>
    </style:style>
    <style:style style:name="T58" style:family="text">
      <style:text-properties officeooo:rsid="0092033f"/>
    </style:style>
    <style:style style:name="T59" style:family="text">
      <style:text-properties officeooo:rsid="0092988f"/>
    </style:style>
    <style:style style:name="T60" style:family="text">
      <style:text-properties officeooo:rsid="009633a2"/>
    </style:style>
    <style:style style:name="T61" style:family="text">
      <style:text-properties officeooo:rsid="00969a27"/>
    </style:style>
    <style:style style:name="T62" style:family="text">
      <style:text-properties officeooo:rsid="00973c4a"/>
    </style:style>
    <style:style style:name="T63" style:family="text">
      <style:text-properties officeooo:rsid="009848f9"/>
    </style:style>
    <style:style style:name="T64" style:family="text">
      <style:text-properties officeooo:rsid="00998eff"/>
    </style:style>
    <style:style style:name="T65" style:family="text">
      <style:text-properties officeooo:rsid="0099aabd"/>
    </style:style>
    <style:style style:name="T66" style:family="text">
      <style:text-properties officeooo:rsid="009cec6a"/>
    </style:style>
    <style:style style:name="T67" style:family="text">
      <style:text-properties officeooo:rsid="009d9610"/>
    </style:style>
    <style:style style:name="T68" style:family="text">
      <style:text-properties officeooo:rsid="009e43c1"/>
    </style:style>
    <style:style style:name="T69" style:family="text">
      <style:text-properties officeooo:rsid="00a2b8b7"/>
    </style:style>
    <style:style style:name="T70" style:family="text">
      <style:text-properties officeooo:rsid="00a3bcbf"/>
    </style:style>
    <style:style style:name="T71" style:family="text">
      <style:text-properties officeooo:rsid="00a457ab"/>
    </style:style>
    <style:style style:name="T72" style:family="text">
      <style:text-properties officeooo:rsid="00a4b50b"/>
    </style:style>
    <style:style style:name="T73" style:family="text">
      <style:text-properties officeooo:rsid="00ac1045"/>
    </style:style>
    <style:style style:name="T74" style:family="text">
      <style:text-properties officeooo:rsid="00ac1642"/>
    </style:style>
    <style:style style:name="T75" style:family="text">
      <style:text-properties officeooo:rsid="00ad7260"/>
    </style:style>
    <style:style style:name="T76" style:family="text">
      <style:text-properties style:font-name="Arial1" fo:font-size="13pt" style:font-size-asian="10.5pt"/>
    </style:style>
    <style:style style:name="T77" style:family="text">
      <style:text-properties style:font-name="Arial1" fo:font-size="13pt" officeooo:rsid="00ac1642" style:font-size-asian="10.5pt"/>
    </style:style>
    <style:style style:name="T78" style:family="text">
      <style:text-properties style:font-name="Arial1" fo:font-size="13pt" officeooo:rsid="00ad7260" style:font-size-asian="10.5pt"/>
    </style:style>
    <style:style style:name="T79" style:family="text">
      <style:text-properties officeooo:rsid="00b2c790"/>
    </style:style>
    <style:style style:name="T80" style:family="text">
      <style:text-properties officeooo:rsid="00b49653"/>
    </style:style>
    <style:style style:name="T81" style:family="text">
      <style:text-properties officeooo:rsid="00b65714"/>
    </style:style>
    <style:style style:name="T82" style:family="text">
      <style:text-properties officeooo:rsid="00b686d1"/>
    </style:style>
    <style:style style:name="T83" style:family="text">
      <style:text-properties officeooo:rsid="00b82885"/>
    </style:style>
    <style:style style:name="T84" style:family="text">
      <style:text-properties officeooo:rsid="00c14ff0"/>
    </style:style>
    <style:style style:name="T85" style:family="text">
      <style:text-properties officeooo:rsid="00c15e7e"/>
    </style:style>
    <style:style style:name="T86" style:family="text">
      <style:text-properties officeooo:rsid="00c31ea8"/>
    </style:style>
    <style:style style:name="T87" style:family="text">
      <style:text-properties officeooo:rsid="00c43126"/>
    </style:style>
    <style:style style:name="T88" style:family="text">
      <style:text-properties officeooo:rsid="00c51d6c"/>
    </style:style>
    <style:style style:name="T89" style:family="text">
      <style:text-properties officeooo:rsid="00ca95c1"/>
    </style:style>
    <style:style style:name="T90" style:family="text">
      <style:text-properties officeooo:rsid="00cc307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column table:style-name="Tabulka1.H"/>
        <table:table-row table:style-name="Tabulka1.1">
          <table:table-cell table:style-name="Tabulka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ulka1.A1" table:number-columns-spanned="2" office:value-type="string">
            <text:p text:style-name="P8"/>
          </table:table-cell>
          <table:covered-table-cell/>
          <table:table-cell table:style-name="Tabulka1.A1" table:number-columns-spanned="2" office:value-type="string">
            <text:p text:style-name="P8"/>
          </table:table-cell>
          <table:covered-table-cell/>
        </table:table-row>
        <table:table-row table:style-name="Tabulka1.2">
          <table:table-cell table:style-name="Tabulka1.A2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1" office:value-type="string">
            <text:p text:style-name="P4">Číslo zakázky</text:p>
          </table:table-cell>
          <table:table-cell table:style-name="Tabulka1.A1" office:value-type="string">
            <text:p text:style-name="P10">:</text:p>
          </table:table-cell>
          <table:table-cell table:style-name="Tabulka1.A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1" office:value-type="string">
            <text:p text:style-name="P4">Číslo projektu</text:p>
          </table:table-cell>
          <table:table-cell table:style-name="Tabulka1.A1" office:value-type="string">
            <text:p text:style-name="P10">:</text:p>
          </table:table-cell>
          <table:table-cell table:style-name="Tabulka1.A1" table:number-columns-spanned="6" office:value-type="string">
            <text:p text:style-name="P13">MV2017-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1" office:value-type="string">
            <text:p text:style-name="P4">Stupeň PD</text:p>
          </table:table-cell>
          <table:table-cell table:style-name="Tabulka1.A1" office:value-type="string">
            <text:p text:style-name="P10">:</text:p>
          </table:table-cell>
          <table:table-cell table:style-name="Tabulka1.A1" table:number-columns-spanned="6" office:value-type="string">
            <text:p text:style-name="P14">DS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6">
          <table:table-cell table:style-name="Tabulka1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7">
          <table:table-cell table:style-name="Tabulka1.A2" table:number-columns-spanned="8" office:value-type="string">
            <text:p text:style-name="P6">Technická zprá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8">
          <table:table-cell table:style-name="Tabulka1.A2" table:number-columns-spanned="8" office:value-type="string">
            <text:p text:style-name="P7">rozvody medicinálních plyn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2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10">
          <table:table-cell table:style-name="Tabulka1.A10" office:value-type="string">
            <text:p text:style-name="P22">Název stavby</text:p>
          </table:table-cell>
          <table:table-cell table:style-name="Tabulka1.A10" office:value-type="string">
            <text:p text:style-name="P22">:</text:p>
          </table:table-cell>
          <table:table-cell table:style-name="Tabulka1.A1" table:number-columns-spanned="6" office:value-type="string">
            <text:p text:style-name="P18">Klinika Jeseniova 30</text:p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0">
          <table:table-cell table:style-name="Tabulka1.A10" office:value-type="string">
            <text:p text:style-name="P22">Investor</text:p>
          </table:table-cell>
          <table:table-cell table:style-name="Tabulka1.A10" office:value-type="string">
            <text:p text:style-name="P22">:</text:p>
          </table:table-cell>
          <table:table-cell table:style-name="Tabulka1.A1" table:number-columns-spanned="6" office:value-type="string">
            <text:p text:style-name="P18">PLASTIC SURGERY CONCEPT s.r.o.</text:p>
            <text:p text:style-name="Table_20_Contents">IČO 01634658</text:p>
            <text:p text:style-name="Table_20_Contents">Na brázdě 1332/3, 14100. Praha 4- Mich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0">
          <table:table-cell table:style-name="Tabulka1.A10" office:value-type="string">
            <text:p text:style-name="P22">Místo stavby</text:p>
          </table:table-cell>
          <table:table-cell table:style-name="Tabulka1.A10" office:value-type="string">
            <text:p text:style-name="P22">:</text:p>
          </table:table-cell>
          <table:table-cell table:style-name="Tabulka1.A1" table:number-columns-spanned="6" office:value-type="string">
            <text:p text:style-name="P18">Jeseniova 2797/30, 130 00 Praha 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3">
          <table:table-cell table:style-name="Tabulka1.A10" table:number-rows-spanned="2" office:value-type="string">
            <text:p text:style-name="P22">Odpovědný proj.</text:p>
          </table:table-cell>
          <table:table-cell table:style-name="Tabulka1.A10" table:number-rows-spanned="2" office:value-type="string">
            <text:p text:style-name="P22">:</text:p>
          </table:table-cell>
          <table:table-cell table:style-name="Tabulka1.A1" table:number-columns-spanned="6" office:value-type="string">
            <text:p text:style-name="P16">Michal Vosáhl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4">
          <table:covered-table-cell/>
          <table:covered-table-cell/>
          <table:table-cell table:style-name="Tabulka1.C14" table:number-columns-spanned="6" office:value-type="string">
            <text:p text:style-name="P11">ČKAIT 0013370, <text:span text:style-name="T3">IT0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0">
          <table:table-cell table:style-name="Tabulka1.A10" office:value-type="string">
            <text:p text:style-name="P22">Zpracovatelé</text:p>
          </table:table-cell>
          <table:table-cell table:style-name="Tabulka1.A10" office:value-type="string">
            <text:p text:style-name="P22">:</text:p>
          </table:table-cell>
          <table:table-cell table:style-name="Tabulka1.A1" table:number-columns-spanned="6" office:value-type="string">
            <text:p text:style-name="P17">Michal Vosáhl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6">
          <table:table-cell table:style-name="Tabulka1.A10" office:value-type="string">
            <text:p text:style-name="P22"/>
          </table:table-cell>
          <table:table-cell table:style-name="Tabulka1.A10" office:value-type="string">
            <text:p text:style-name="P22"/>
          </table:table-cell>
          <table:table-cell table:style-name="Tabulka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7">
          <table:table-cell table:style-name="Tabulka1.A17" table:number-columns-spanned="3" office:value-type="string">
            <text:p text:style-name="P24">0<text:span text:style-name="T84">6</text:span>.09.2017</text:p>
          </table:table-cell>
          <table:covered-table-cell/>
          <table:covered-table-cell/>
          <table:table-cell table:style-name="Tabulka1.A17" table:number-columns-spanned="2" office:value-type="string">
            <text:p text:style-name="P25"/>
          </table:table-cell>
          <table:covered-table-cell/>
          <table:table-cell table:style-name="Tabulka1.A17" table:number-columns-spanned="2" office:value-type="string">
            <text:p text:style-name="P25"/>
          </table:table-cell>
          <table:covered-table-cell/>
          <table:table-cell table:style-name="Tabulka1.A17" office:value-type="string">
            <text:p text:style-name="P26"/>
          </table:table-cell>
        </table:table-row>
        <table:table-row table:style-name="Tabulka1.14">
          <table:table-cell table:style-name="Tabulka1.A10" table:number-columns-spanned="3" office:value-type="string">
            <text:p text:style-name="P23">Datum</text:p>
          </table:table-cell>
          <table:covered-table-cell/>
          <table:covered-table-cell/>
          <table:table-cell table:style-name="Tabulka1.A10" table:number-columns-spanned="2" office:value-type="string">
            <text:p text:style-name="P23">Podpis</text:p>
          </table:table-cell>
          <table:covered-table-cell/>
          <table:table-cell table:style-name="Tabulka1.A10" table:number-columns-spanned="2" office:value-type="string">
            <text:p text:style-name="P23">Otisk razítka</text:p>
          </table:table-cell>
          <table:covered-table-cell/>
          <table:table-cell table:style-name="Tabulka1.A10" office:value-type="string">
            <text:p text:style-name="P23">Číslo pare</text:p>
          </table:table-cell>
        </table:table-row>
      </table:table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<text:soft-page-break/>Obsah</text:p>
          </text:index-title>
          <text:p text:style-name="P21"><text:a xlink:type="simple" xlink:href="#__RefHeading___Toc2409_2335208622" text:style-name="Index_20_Link" text:visited-style-name="Index_20_Link">1 Úvod<text:tab/>4</text:a></text:p>
          <text:p text:style-name="P21"><text:a xlink:type="simple" xlink:href="#__RefHeading___Toc675_955209522" text:style-name="Index_20_Link" text:visited-style-name="Index_20_Link">2 Identifikační údaje<text:tab/>4</text:a></text:p>
          <text:p text:style-name="P106"><text:a xlink:type="simple" xlink:href="#__RefHeading___Toc677_955209522" text:style-name="Index_20_Link" text:visited-style-name="Index_20_Link">2.1 Předmět díla<text:tab/>4</text:a></text:p>
          <text:p text:style-name="P106"><text:a xlink:type="simple" xlink:href="#__RefHeading___Toc679_955209522" text:style-name="Index_20_Link" text:visited-style-name="Index_20_Link">2.2 Zpracovatel projektové dokumentace<text:tab/>4</text:a></text:p>
          <text:p text:style-name="P106"><text:a xlink:type="simple" xlink:href="#__RefHeading___Toc681_955209522" text:style-name="Index_20_Link" text:visited-style-name="Index_20_Link">2.3 Investor<text:tab/>4</text:a></text:p>
          <text:p text:style-name="P106"><text:a xlink:type="simple" xlink:href="#__RefHeading___Toc683_955209522" text:style-name="Index_20_Link" text:visited-style-name="Index_20_Link">2.4 Místo stavby<text:tab/>4</text:a></text:p>
          <text:p text:style-name="P21"><text:a xlink:type="simple" xlink:href="#__RefHeading___Toc2363_2335208622" text:style-name="Index_20_Link" text:visited-style-name="Index_20_Link">3 Zadání<text:tab/>5</text:a></text:p>
          <text:p text:style-name="P106"><text:a xlink:type="simple" xlink:href="#__RefHeading___Toc2365_2335208622" text:style-name="Index_20_Link" text:visited-style-name="Index_20_Link">3.1 Zdrojová stanice a rozvod medicinálního kyslíku<text:tab/>5</text:a></text:p>
          <text:p text:style-name="P106"><text:a xlink:type="simple" xlink:href="#__RefHeading___Toc685_955209522" text:style-name="Index_20_Link" text:visited-style-name="Index_20_Link">3.2 Zdrojová stanice a rozvod medicinálního vzduchu<text:tab/>5</text:a></text:p>
          <text:p text:style-name="P106"><text:a xlink:type="simple" xlink:href="#__RefHeading___Toc687_955209522" text:style-name="Index_20_Link" text:visited-style-name="Index_20_Link">3.3 Podklady<text:tab/>5</text:a></text:p>
          <text:p text:style-name="P21"><text:a xlink:type="simple" xlink:href="#__RefHeading___Toc2562_955209522" text:style-name="Index_20_Link" text:visited-style-name="Index_20_Link">4 Kategorizace zařízení<text:tab/>5</text:a></text:p>
          <text:p text:style-name="P21"><text:a xlink:type="simple" xlink:href="#__RefHeading___Toc689_955209522" text:style-name="Index_20_Link" text:visited-style-name="Index_20_Link">5 Materiálové a časové bilance<text:tab/>6</text:a></text:p>
          <text:p text:style-name="P106"><text:a xlink:type="simple" xlink:href="#__RefHeading___Toc830_955209522" text:style-name="Index_20_Link" text:visited-style-name="Index_20_Link">5.1 Medicinální kyslík<text:tab/>6</text:a></text:p>
          <text:p text:style-name="P106"><text:a xlink:type="simple" xlink:href="#__RefHeading___Toc832_955209522" text:style-name="Index_20_Link" text:visited-style-name="Index_20_Link">5.2 Medicinální vzduch<text:tab/>6</text:a></text:p>
          <text:p text:style-name="P106"><text:a xlink:type="simple" xlink:href="#__RefHeading___Toc834_955209522" text:style-name="Index_20_Link" text:visited-style-name="Index_20_Link">5.3 Průtoky, spotřeby<text:tab/>6</text:a></text:p>
          <text:p text:style-name="P108"><text:a xlink:type="simple" xlink:href="#__RefHeading___Toc836_955209522" text:style-name="Index_20_Link" text:visited-style-name="Index_20_Link">5.3.1 Medicinální kyslík<text:tab/>6</text:a></text:p>
          <text:p text:style-name="P108"><text:a xlink:type="simple" xlink:href="#__RefHeading___Toc838_955209522" text:style-name="Index_20_Link" text:visited-style-name="Index_20_Link">5.3.2 Medicinální vzduch<text:tab/>7</text:a></text:p>
          <text:p text:style-name="P108"><text:a xlink:type="simple" xlink:href="#__RefHeading___Toc2568_955209522" text:style-name="Index_20_Link" text:visited-style-name="Index_20_Link">5.3.3 Elektrická energie<text:tab/>7</text:a></text:p>
          <text:p text:style-name="P21"><text:a xlink:type="simple" xlink:href="#__RefHeading___Toc840_955209522" text:style-name="Index_20_Link" text:visited-style-name="Index_20_Link">6 Technické řešení<text:tab/>7</text:a></text:p>
          <text:p text:style-name="P106"><text:a xlink:type="simple" xlink:href="#__RefHeading___Toc842_955209522" text:style-name="Index_20_Link" text:visited-style-name="Index_20_Link">6.1 Medicinální kyslík<text:tab/>7</text:a></text:p>
          <text:p text:style-name="P108"><text:a xlink:type="simple" xlink:href="#__RefHeading___Toc844_955209522" text:style-name="Index_20_Link" text:visited-style-name="Index_20_Link">6.1.1 Napájecí systém<text:tab/>8</text:a></text:p>
          <text:p text:style-name="P107"><text:a xlink:type="simple" xlink:href="#__RefHeading___Toc1389_664232072" text:style-name="Index_20_Link" text:visited-style-name="Index_20_Link">Primární a sekundární zdroj (PS zdroj)<text:tab/>8</text:a></text:p>
          <text:p text:style-name="P107"><text:a xlink:type="simple" xlink:href="#__RefHeading___Toc846_955209522" text:style-name="Index_20_Link" text:visited-style-name="Index_20_Link">Rezervní zdroj<text:tab/>9</text:a></text:p>
          <text:p text:style-name="P108"><text:a xlink:type="simple" xlink:href="#__RefHeading___Toc848_955209522" text:style-name="Index_20_Link" text:visited-style-name="Index_20_Link">6.1.2 Potrubní rozvod<text:tab/>10</text:a></text:p>
          <text:p text:style-name="P106"><text:a xlink:type="simple" xlink:href="#__RefHeading___Toc852_955209522" text:style-name="Index_20_Link" text:visited-style-name="Index_20_Link">6.2 Medicinální vzduch<text:tab/>11</text:a></text:p>
          <text:p text:style-name="P108"><text:a xlink:type="simple" xlink:href="#__RefHeading___Toc854_955209522" text:style-name="Index_20_Link" text:visited-style-name="Index_20_Link">6.2.1 Napájecí systém<text:tab/>11</text:a></text:p>
          <text:p text:style-name="P107"><text:a xlink:type="simple" xlink:href="#__RefHeading___Toc1391_664232072" text:style-name="Index_20_Link" text:visited-style-name="Index_20_Link">Primární a sekundární zdroj (PS zdroj)<text:tab/>11</text:a></text:p>
          <text:p text:style-name="P107"><text:a xlink:type="simple" xlink:href="#__RefHeading___Toc856_955209522" text:style-name="Index_20_Link" text:visited-style-name="Index_20_Link">Rezervní zdroj<text:tab/>12</text:a></text:p>
          <text:p text:style-name="P108"><text:a xlink:type="simple" xlink:href="#__RefHeading___Toc858_955209522" text:style-name="Index_20_Link" text:visited-style-name="Index_20_Link">6.2.2 Potrubní rozvod<text:tab/>13</text:a></text:p>
          <text:p text:style-name="P106"><text:a xlink:type="simple" xlink:href="#__RefHeading___Toc862_955209522" text:style-name="Index_20_Link" text:visited-style-name="Index_20_Link">6.3 Monitorovací a alarmový systém<text:tab/>14</text:a></text:p>
          <text:p text:style-name="P106"><text:a xlink:type="simple" xlink:href="#__RefHeading___Toc1584_3749049668" text:style-name="Index_20_Link" text:visited-style-name="Index_20_Link">6.4 Uzemnění a pospojování<text:tab/>14</text:a></text:p>
          <text:p text:style-name="P106"><text:a xlink:type="simple" xlink:href="#__RefHeading___Toc2570_955209522" text:style-name="Index_20_Link" text:visited-style-name="Index_20_Link">6.5 Zkoušky zařízení, uvedení do provozu<text:tab/>14</text:a></text:p>
          <text:p text:style-name="P21"><text:a xlink:type="simple" xlink:href="#__RefHeading___Toc2572_955209522" text:style-name="Index_20_Link" text:visited-style-name="Index_20_Link">7 Bezpečnost práce a kvalifikační požadavky<text:tab/>16</text:a></text:p>
          <text:p text:style-name="P21"><text:a xlink:type="simple" xlink:href="#__RefHeading___Toc2578_955209522" text:style-name="Index_20_Link" text:visited-style-name="Index_20_Link">8 Požadavky na ostatní profese<text:tab/>17</text:a></text:p>
          <text:p text:style-name="P106"><text:a xlink:type="simple" xlink:href="#__RefHeading___Toc1393_664232072" text:style-name="Index_20_Link" text:visited-style-name="Index_20_Link">8.1 Stavba<text:tab/>17</text:a></text:p>
          <text:p text:style-name="P106"><text:a xlink:type="simple" xlink:href="#__RefHeading___Toc2580_955209522" text:style-name="Index_20_Link" text:visited-style-name="Index_20_Link">8.2 Vzduchotechnika a vytápění<text:tab/>17</text:a></text:p>
          <text:p text:style-name="P106"><text:a xlink:type="simple" xlink:href="#__RefHeading___Toc1395_664232072" text:style-name="Index_20_Link" text:visited-style-name="Index_20_Link">8.3 Zdravotechnika<text:tab/>17</text:a></text:p>
          <text:p text:style-name="P106"><text:a xlink:type="simple" xlink:href="#__RefHeading___Toc2582_955209522" text:style-name="Index_20_Link" text:visited-style-name="Index_20_Link">8.4 Elektroinstalace a MaR<text:tab/>17</text:a></text:p>
          <text:p text:style-name="P106"><text:a xlink:type="simple" xlink:href="#__RefHeading___Toc2584_955209522" text:style-name="Index_20_Link" text:visited-style-name="Index_20_Link">8.5 Požárně-bezpečnostní řešení<text:tab/>17</text:a></text:p>
          <text:p text:style-name="P21"><text:a xlink:type="simple" xlink:href="#__RefHeading___Toc2586_955209522" text:style-name="Index_20_Link" text:visited-style-name="Index_20_Link">9 Použitá literatura<text:tab/>18</text:a></text:p>
          <text:p text:style-name="P106"><text:a xlink:type="simple" xlink:href="#__RefHeading___Toc2588_955209522" text:style-name="Index_20_Link" text:visited-style-name="Index_20_Link">9.1 Právní předpisy<text:tab/>18</text:a></text:p>
          <text:p text:style-name="P106"><text:a xlink:type="simple" xlink:href="#__RefHeading___Toc2590_955209522" text:style-name="Index_20_Link" text:visited-style-name="Index_20_Link">9.2 Technické normy<text:tab/>18</text:a></text:p>
          <text:p text:style-name="P106"><text:a xlink:type="simple" xlink:href="#__RefHeading___Toc2592_955209522" text:style-name="Index_20_Link" text:visited-style-name="Index_20_Link">9.3 Ostatní zdroje<text:tab/>18</text:a></text:p>
        </text:index-body>
      </text:table-of-content>
      <text:p text:style-name="P103"/>
      <text:p text:style-name="P104">Přílohy</text:p>
      <text:p text:style-name="P19">Blokové schéma – zdrojová stanice a rozvod kyslíku<text:tab/>MV2017-01-BD-01</text:p>
      <text:p text:style-name="P19">Blokové schéma – zdrojová stanice a rozvod vzduchu<text:tab/>MV2017-01-BD-02</text:p>
      <text:p text:style-name="P19">Technologická dispozice – <text:span text:style-name="T72">1 PP</text:span><text:tab/>MV2017-01-TD-01</text:p>
      <text:p text:style-name="P19">Technologická dispozice – <text:span text:style-name="T72">1 NP</text:span><text:tab/>MV2017-01-TD-02</text:p>
      <text:p text:style-name="P19">Technologická dispozice – <text:span text:style-name="T72">2 NP</text:span><text:tab/>MV2017-01-TD-03</text:p>
      <text:p text:style-name="P19">Bezpečnostní list – medicinální kyslík stlačený</text:p>
      <text:p text:style-name="P19">Bezpečnostní list – syntetický medicinální vzduch stlačen<text:span text:style-name="T79">ý</text:span></text:p>
      <text:p text:style-name="P20">Seznam strojů a zařízení</text:p>
      <text:h text:style-name="P149" text:outline-level="1"><text:bookmark-start text:name="__RefHeading___Toc2409_2335208622"/>Úvod<text:bookmark-end text:name="__RefHeading___Toc2409_2335208622"/></text:h>
      <text:p text:style-name="P27">Tato projektová dokumentace (dále jen PD) je určena výhradně pro účely stavebního řízení (získání stavebního povolení) <text:span text:style-name="T15">a jako podklad pro vypracování následných stupňů PD</text:span>, jiný účel využití PD je možný výhradně na základě písemného souhlasu zpracovatele PD.</text:p>
      <text:p text:style-name="P34">V průběhu tvorby dalších stupňů PD a realizace stavby je třeba neustále kontrolovat, zda nedošlo ke změně zadávacích parametrů nebo výkonových parametrů použitých zařízení, které by vedly k vybočení <text:span text:style-name="T80">z</text:span> hodnot uvedených dále, a <text:s/>případně provést nové výpočty, kategorizace zařízení a příslušné úprav<text:span text:style-name="T80">y</text:span> PD. </text:p>
      <text:p text:style-name="P27">Tato <text:span text:style-name="T5">PD </text:span>je vytvořena na základě požadavků a parametrů definovaných investorem. Převzetím a využitím projektové dokumentace investor souhlasí se zadání<text:span text:style-name="T5">m</text:span> PD tak, jak je uvedeno dále.</text:p>
      <text:h text:style-name="P143" text:outline-level="1"><text:bookmark-start text:name="__RefHeading___Toc675_955209522"/>Identifikační údaje<text:bookmark-end text:name="__RefHeading___Toc675_955209522"/></text:h>
      <text:h text:style-name="P128" text:outline-level="2"><text:bookmark-start text:name="__RefHeading___Toc677_955209522"/>Předmět díla<text:bookmark-end text:name="__RefHeading___Toc677_955209522"/></text:h>
      <text:p text:style-name="Numbering_20_1"><text:span text:style-name="T2">DSP - </text:span>Zdrojová stanice a rozvod medicinálního kyslíku <text:span text:style-name="T2">a medicinálního vzduchu</text:span>.</text:p>
      <text:h text:style-name="P128" text:outline-level="2"><text:bookmark-start text:name="__RefHeading___Toc679_955209522"/>Zpracovatel projektové dokumentace<text:bookmark-end text:name="__RefHeading___Toc679_955209522"/></text:h>
      <text:p text:style-name="Numbering_20_1">Ing. Michal Vosáhlo</text:p>
      <text:p text:style-name="Numbering_20_1">ČKAIT 0013370, <text:span text:style-name="T1">IT00, Technologická zařízení staveb</text:span></text:p>
      <text:p text:style-name="P81">Hatě 101, 26727, Skuhrov-Hatě</text:p>
      <text:h text:style-name="P129" text:outline-level="2"><text:bookmark-start text:name="__RefHeading___Toc681_955209522"/>Investor<text:bookmark-end text:name="__RefHeading___Toc681_955209522"/></text:h>
      <text:p text:style-name="Numbering_20_1">PLASTIC SURGERY CONCEPT s.r.o.</text:p>
      <text:p text:style-name="P82"><text:span text:style-name="T1">IČO </text:span>01634658</text:p>
      <text:p text:style-name="P81">Na brázdě 1332/3, 14100 Praha 4- Michle</text:p>
      <text:h text:style-name="P129" text:outline-level="2"><text:bookmark-start text:name="__RefHeading___Toc683_955209522"/>Místo stavby<text:bookmark-end text:name="__RefHeading___Toc683_955209522"/></text:h>
      <text:p text:style-name="P82"><text:bookmark text:name="udaje"/>Jeseniova 2797/30, 130 00 Praha 3</text:p>
      <text:h text:style-name="Heading_20_1" text:outline-level="1"><text:bookmark-start text:name="__RefHeading___Toc2363_2335208622"/><text:soft-page-break/>Zadání<text:bookmark-end text:name="__RefHeading___Toc2363_2335208622"/></text:h>
      <text:p text:style-name="P34">Zpracování projektové dokumentace pro stavební řízení v rozsahu dle vyhl. 499/2006 Sb. v platném znění. Projektová dokumentace se týká následujících technologických zařízení.</text:p>
      <text:h text:style-name="P130" text:outline-level="2"><text:bookmark-start text:name="__RefHeading___Toc2365_2335208622"/>Zdrojová stanice a rozvod medicinálního kyslíku<text:bookmark-end text:name="__RefHeading___Toc2365_2335208622"/></text:h>
      <text:p text:style-name="P29"><text:span text:style-name="T4">Jako zdroj medicinálního kyslíku budou použity ocelové tlakové lahve 50 l/20 MPa. Pro každý zdroj (primární, sekundární a rezervní) bude použita jedna tlaková lahev. Potrubní rozvod bude ze zdrojové stanice přiveden do dvou operačních sálů, jednoho pokoje JIP a pěti dalších pokojů. Na každém sále bude k dispozici jedna přípojka pro připojení stropního stativu, v každém pokoji, včetně JIP, budou umístěny dvě terminální jednotky. Všechny místnosti spotřeby se nacházejí <text:s/>na 2. NP. Požadovaný max. průtok na sále je 40 Nlmin.</text:span><text:span text:style-name="T8">-1</text:span><text:span text:style-name="T4">, pro terminální jednotku je požadovaný max. průtok 10 Nlmin.</text:span><text:span text:style-name="T8">-1</text:span><text:span text:style-name="T4">, součinitel současnosti použití je 0,6. Primární a sekundární zdroj budou umístěny v 1. NP v místnosti číslo </text:span><text:span text:style-name="T31">1.14</text:span><text:span text:style-name="T4"> Rezervní zdroj bude umístěn ve 2. NP v místnosti číslo 2.31.</text:span></text:p>
      <text:h text:style-name="P131" text:outline-level="2"><text:bookmark-start text:name="__RefHeading___Toc685_955209522"/>Zdrojová stanice a rozvod medicinálního vzduchu<text:bookmark-end text:name="__RefHeading___Toc685_955209522"/></text:h>
      <text:p text:style-name="P76">Jako primární a sekundární zdroj medicinálního vzduchu bude použito kompresoru, jako <text:span text:style-name="T16">rezervní</text:span> zdroj bude použita ocelová tlaková lahev <text:span text:style-name="T11">1</text:span>0 l/20 <text:span text:style-name="T6">MPa</text:span>. <text:span text:style-name="T6">Potrubní rozvod bude veden do operačních sálů. Medicinální vzduch bude použit výhradně pro napojení do anesteziologického přístroje. Požadovaný max. průtok do jednoho anesteziologického přístroje je 15 Nlmin.</text:span><text:span text:style-name="T8">-1</text:span><text:span text:style-name="T6">, instalován bude jeden přístroj na každém sále, součinitel současnosti použití je 1. Primární a sekundární zdroj budou umístěny v 1. PP v místnosti číslo </text:span><text:span text:style-name="T32">0</text:span><text:span text:style-name="T33">.</text:span><text:span text:style-name="T31">01</text:span><text:span text:style-name="T33">.</text:span><text:span text:style-name="T4"> Rezervní zdroj bude umístěn ve 2. NP v místnosti číslo 2.30.</text:span></text:p>
      <text:h text:style-name="P132" text:outline-level="2"><text:bookmark-start text:name="__RefHeading___Toc687_955209522"/>Podklady<text:bookmark-end text:name="__RefHeading___Toc687_955209522"/></text:h>
      <text:list xml:id="list1553102808" text:style-name="List_20_1">
        <text:list-item>
          <text:p text:style-name="P111">stavební výkresy</text:p>
        </text:list-item>
        <text:list-item>
          <text:p text:style-name="P112">stanovení požárních úseků</text:p>
        </text:list-item>
        <text:list-item>
          <text:p text:style-name="P112">stanovení únikových cest</text:p>
        </text:list-item>
        <text:list-item>
          <text:p text:style-name="P112">místní šetření </text:p>
        </text:list-item>
      </text:list>
      <text:h text:style-name="P144" text:outline-level="1"><text:bookmark-start text:name="__RefHeading___Toc2562_955209522"/>Kategorizace zařízení<text:bookmark-end text:name="__RefHeading___Toc2562_955209522"/></text:h>
      <text:p text:style-name="P32">Technologické zařízení je rozvodem medicinálního plynu ve smyslu ČSN EN ISO 7396-1.</text:p>
      <text:p text:style-name="P32"><text:soft-page-break/>Vzdušníky kompresorů jsou vyhrazeným tlakovým zařízením ve smyslu vyhl. 18/79 Sb. v platném znění.</text:p>
      <text:p text:style-name="P32">Zdrojová stanice a potrubní rozvod kyslíku je vyhrazeným plynovým zařízením ve smyslu vyhl. 21/79 Sb. v platném znění. </text:p>
      <text:p text:style-name="P33">Ve smyslu směrnice 2014/68/EU spadají potrubní rozvody kyslíku a vzduchu mezi zařízení podle článku 4, odstavce 3.</text:p>
      <text:h text:style-name="P145" text:outline-level="1"><text:bookmark-start text:name="__RefHeading___Toc689_955209522"/>Materiálové a časové bilance<text:bookmark-end text:name="__RefHeading___Toc689_955209522"/></text:h>
      <text:h text:style-name="P133" text:outline-level="2"><text:bookmark-start text:name="__RefHeading___Toc830_955209522"/>Medicinální kyslík<text:bookmark-end text:name="__RefHeading___Toc830_955209522"/></text:h>
      <text:p text:style-name="P83">Skladované množství<text:tab/>primární zdroj<text:tab/>:<text:tab/>10 Nm<text:span text:style-name="T7">3</text:span> (1x50 l/20 MPa)</text:p>
      <text:p text:style-name="P83"><text:tab/><text:tab/><text:tab/><text:tab/>sekundární zdroj<text:tab/>:<text:tab/>10 Nm<text:span text:style-name="T7">3</text:span> (1x50 l/20 MPa)</text:p>
      <text:p text:style-name="P83"><text:tab/><text:tab/><text:tab/><text:tab/><text:span text:style-name="T16">rezervní</text:span> zdroj<text:tab/>:<text:tab/>10 Nm<text:span text:style-name="T7">3</text:span> (1x50 l/20 MPa)</text:p>
      <text:p text:style-name="P83"><text:tab/><text:tab/><text:tab/><text:tab/>nepřipojená rez.<text:tab/>:<text:tab/>20 Nm<text:span text:style-name="T7">3</text:span> (2x50 l/20 MPa)</text:p>
      <text:p text:style-name="P83">Maximální pracovní přetlak<text:tab/><text:tab/><text:tab/>:<text:tab/>20 MPa/6<text:span text:style-name="T65">8</text:span>0 kPa</text:p>
      <text:p text:style-name="P83">Nominální distribuční přetlak<text:tab/><text:tab/><text:tab/>:<text:tab/>400 kPa</text:p>
      <text:p text:style-name="P28">Fyzikální, chemické a fyziologické vlastnosti média jsou uvedeny v přiloženém bezpečnostním listu.</text:p>
      <text:h text:style-name="P133" text:outline-level="2"><text:bookmark-start text:name="__RefHeading___Toc832_955209522"/>Medicinální vzduch<text:bookmark-end text:name="__RefHeading___Toc832_955209522"/></text:h>
      <text:p text:style-name="P84">Skladované množství<text:tab/>primární zdroj<text:tab/>:<text:tab/><text:span text:style-name="T11">0,7</text:span> Nm<text:span text:style-name="T7">3</text:span> (<text:span text:style-name="T64">9</text:span>0 l/<text:span text:style-name="T10">800</text:span> <text:span text:style-name="T10">k</text:span>Pa)</text:p>
      <text:p text:style-name="P84"><text:tab/><text:tab/><text:tab/><text:tab/>sekundární zdroj<text:tab/>:<text:tab/><text:span text:style-name="T11">0,7</text:span> Nm<text:span text:style-name="T7">3</text:span> (<text:span text:style-name="T64">9</text:span>0 l/<text:span text:style-name="T10">800</text:span> <text:span text:style-name="T10">k</text:span>Pa)</text:p>
      <text:p text:style-name="P84"><text:tab/><text:tab/><text:tab/><text:tab/><text:span text:style-name="T16">rezervní </text:span>zdroj<text:tab/>:<text:tab/><text:span text:style-name="T11">2</text:span> Nm<text:span text:style-name="T7">3</text:span> (1x<text:span text:style-name="T11">1</text:span>0 l/20 MPa)</text:p>
      <text:p text:style-name="P84">Maximální pracovní přetlak<text:tab/><text:tab/><text:tab/>:<text:tab/>20 MPa/<text:span text:style-name="T10">800 kPa</text:span>/6<text:span text:style-name="T65">8</text:span>0 kPa</text:p>
      <text:p text:style-name="P84">Nominální distribuční přetlak<text:tab/><text:tab/><text:tab/>:<text:tab/>400 kPa</text:p>
      <text:p text:style-name="P28">Fyzikální, chemické a fyziologické vlastnosti média jsou uvedeny v přiloženém bezpečnostním listu.</text:p>
      <text:h text:style-name="P134" text:outline-level="2"><text:bookmark-start text:name="__RefHeading___Toc834_955209522"/>Průtoky, spotřeby<text:bookmark-end text:name="__RefHeading___Toc834_955209522"/></text:h>
      <text:p text:style-name="P30">Níže uvedené bilance vycházejí z obvyklých hodnot a hodnot zadaných investorem, v rámci realizačního stupně projektu je třeba provést kontrolu výpočtů na základě parametrů zvolených zařízení.</text:p>
      <text:h text:style-name="P123" text:outline-level="3"><text:bookmark-start text:name="__RefHeading___Toc836_955209522"/>Medicinální kyslík<text:bookmark-end text:name="__RefHeading___Toc836_955209522"/></text:h>
      <text:p text:style-name="P85">Terminální jednotky<text:tab/><text:tab/><draw:frame draw:style-name="fr1" draw:name="Objekt1" text:anchor-type="as-char" svg:y="-0.437cm" svg:width="3.962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7"><text:soft-page-break/>Sálové stativy<text:tab/><text:tab/><text:tab/><text:span text:style-name="T10"><draw:frame draw:style-name="fr1" draw:name="Objekt2" text:anchor-type="as-char" svg:y="-0.437cm" svg:width="3.56cm" svg:height="0.527cm" draw:z-index="1"><draw:object xlink:href="./Object 2" xlink:type="simple" xlink:show="embed" xlink:actuate="onLoad"/><draw:image xlink:href="./ObjectReplacements/Object 2" xlink:type="simple" xlink:show="embed" xlink:actuate="onLoad"/><svg:desc>vzorec</svg:desc></draw:frame></text:span></text:p>
      <text:p text:style-name="P99">Maximální průtok<text:tab/><text:tab/><text:tab/><draw:frame draw:style-name="fr1" draw:name="Objekt10" text:anchor-type="as-char" svg:y="-0.437cm" svg:width="4.124cm" svg:height="0.527cm" draw:z-index="8"><draw:object xlink:href="./Object 10" xlink:type="simple" xlink:show="embed" xlink:actuate="onLoad"/><draw:image xlink:href="./ObjectReplacements/Object 10" xlink:type="simple" xlink:show="embed" xlink:actuate="onLoad"/><svg:desc>vzorec</svg:desc></draw:frame></text:p>
      <text:p text:style-name="P87"><text:span text:style-name="T56">Navržený průtok</text:span> <text:span text:style-name="T56">systému</text:span><text:tab/><text:span text:style-name="T10"><draw:frame draw:style-name="fr1" draw:name="Objekt3" text:anchor-type="as-char" svg:y="-0.437cm" svg:width="5.323cm" svg:height="0.559cm" draw:z-index="2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First_20_line_20_indent">Pro stanovení časové kapacity zdroje je uvažován využitelný tlakový spád 1<text:span text:style-name="T11">8</text:span> MPa.</text:p>
      <text:p text:style-name="P87">Časová kapacita zdroje<text:tab/><text:tab/><text:span text:style-name="T10"><draw:frame draw:style-name="fr1" draw:name="Objekt4" text:anchor-type="as-char" svg:y="-0.619cm" svg:width="3.522cm" svg:height="0.998cm" draw:z-index="3"><draw:object xlink:href="./Object 4" xlink:type="simple" xlink:show="embed" xlink:actuate="onLoad"/><draw:image xlink:href="./ObjectReplacements/Object 4" xlink:type="simple" xlink:show="embed" xlink:actuate="onLoad"/><svg:desc>vzorec</svg:desc></draw:frame></text:span></text:p>
      <text:h text:style-name="P124" text:outline-level="3"><text:bookmark-start text:name="__RefHeading___Toc838_955209522"/>Medicinální vzduch<text:bookmark-end text:name="__RefHeading___Toc838_955209522"/></text:h>
      <text:p text:style-name="P86">Terminální jednotky<text:tab/><text:tab/><draw:frame draw:style-name="fr1" draw:name="Objekt5" text:anchor-type="as-char" svg:y="-0.437cm" svg:width="1.991cm" svg:height="0.527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p>
      <text:p text:style-name="P88"><text:span text:style-name="T11">Anesteziologické přístroje</text:span><text:tab/><text:span text:style-name="T10"><draw:frame draw:style-name="fr1" draw:name="Objekt6" text:anchor-type="as-char" svg:y="-0.437cm" svg:width="3.544cm" svg:height="0.527cm" draw:z-index="5"><draw:object xlink:href="./Object 6" xlink:type="simple" xlink:show="embed" xlink:actuate="onLoad"/><draw:image xlink:href="./ObjectReplacements/Object 6" xlink:type="simple" xlink:show="embed" xlink:actuate="onLoad"/><svg:desc>vzorec</svg:desc></draw:frame></text:span></text:p>
      <text:p text:style-name="P88"><text:span text:style-name="T57">Max. navržený průtok systému</text:span><text:tab/><text:span text:style-name="T10"><draw:frame draw:style-name="fr1" draw:name="Objekt7" text:anchor-type="as-char" svg:y="-0.437cm" svg:width="3.542cm" svg:height="0.527cm" draw:z-index="6"><draw:object xlink:href="./Object 7" xlink:type="simple" xlink:show="embed" xlink:actuate="onLoad"/><draw:image xlink:href="./ObjectReplacements/Object 7" xlink:type="simple" xlink:show="embed" xlink:actuate="onLoad"/><svg:desc>vzorec</svg:desc></draw:frame></text:span></text:p>
      <text:p text:style-name="P34">Časová kapacita vzdušníku kompresoru je určena pro případ výpadku kompresoru a tlakový spád 200 kPa.</text:p>
      <text:p text:style-name="P89">Časová kapacita zdroje<text:tab/><text:tab/><text:span text:style-name="T10"><draw:frame draw:style-name="fr1" draw:name="Objekt9" text:anchor-type="as-char" svg:y="-0.619cm" svg:width="2.9cm" svg:height="0.998cm" draw:z-index="9"><draw:object xlink:href="./Object 9" xlink:type="simple" xlink:show="embed" xlink:actuate="onLoad"/><draw:image xlink:href="./ObjectReplacements/Object 9" xlink:type="simple" xlink:show="embed" xlink:actuate="onLoad"/><svg:desc>vzorec</svg:desc></draw:frame></text:span></text:p>
      <text:p text:style-name="P35"><text:span text:style-name="T11">Časová kapacita rezervního zdroje je určena pro tlakový spád 18 MPa</text:span>.</text:p>
      <text:p text:style-name="P88">Časová kapacita zdroje<text:tab/><text:tab/><text:span text:style-name="T10"><draw:frame draw:style-name="fr1" draw:name="Objekt8" text:anchor-type="as-char" svg:y="-0.619cm" svg:width="3.526cm" svg:height="0.998cm" draw:z-index="7"><draw:object xlink:href="./Object 8" xlink:type="simple" xlink:show="embed" xlink:actuate="onLoad"/><draw:image xlink:href="./ObjectReplacements/Object 8" xlink:type="simple" xlink:show="embed" xlink:actuate="onLoad"/><svg:desc>vzorec</svg:desc></draw:frame></text:span></text:p>
      <text:h text:style-name="Heading_20_3" text:outline-level="3"><text:bookmark-start text:name="__RefHeading___Toc2568_955209522"/>Elektrická energie<text:bookmark-end text:name="__RefHeading___Toc2568_955209522"/></text:h>
      <text:p text:style-name="P92">Instalovaný příkon<text:tab/><text:tab/>:<text:tab/><text:span text:style-name="T13">cca 10 kW</text:span></text:p>
      <text:p text:style-name="P31">Instalovaný elektrický příkon je dán především spotřebou instalovaných kompresorů a monitorovacího systému. Příkony pomocných technologií (větrání, osvětlení, vytápění …) <text:span text:style-name="T16">nejsou významné a </text:span>nejsou zahrnuty. <text:span text:style-name="T16">Předpokládá se jejich zahrnutí v provozních energiích zbývající části stavby.</text:span></text:p>
      <text:h text:style-name="P146" text:outline-level="1"><text:bookmark-start text:name="__RefHeading___Toc840_955209522"/>Technické řešení<text:bookmark-end text:name="__RefHeading___Toc840_955209522"/></text:h>
      <text:h text:style-name="P135" text:outline-level="2"><text:bookmark-start text:name="__RefHeading___Toc842_955209522"/>Medicinální kyslík<text:bookmark-end text:name="__RefHeading___Toc842_955209522"/></text:h>
      <text:p text:style-name="P38">Provedení <text:span text:style-name="T68">napájecího systému</text:span> <text:span text:style-name="T40">kyslíku </text:span>musí odpovídat ČSN EN ISO 7396-1 a vybraným ustanovením ČSN 07 8304.</text:p>
      <text:h text:style-name="P125" text:outline-level="3"><text:bookmark-start text:name="__RefHeading___Toc844_955209522"/><text:soft-page-break/>Napájecí systém<text:bookmark-end text:name="__RefHeading___Toc844_955209522"/></text:h>
      <text:h text:style-name="P109" text:outline-level="4"><text:bookmark-start text:name="__RefHeading___Toc1389_664232072"/>Primární a sekundární zdroj (PS zdroj)<text:bookmark-end text:name="__RefHeading___Toc1389_664232072"/></text:h>
      <text:p text:style-name="P58">PS zdroj kyslíku se skládá ze dvou technologicky připojených tlakových lahví kyslíku s vodním objemem max. 50 l a přetlakem 20 MPa, které jsou napojeny na prefabrikovanou dvoustupňovou redukční stanici. Jedna lahev slouží jako primární a druhá jako sekundární zdroj kyslíku. Redukční stanice zajistí automatické přepnutí zdrojů v případě vyčerpání primárního zdroje. Výstupní přetlak redukční stanice do potrubního rozvodu je 400 kPa. Redukční stanice je vybavena pojistným ventilem bránícím nárůstu přetlaku v potrubním rozvodu, Nastavení pojistného ventilu je 680 kPa. Systém redukční stanice je monitorován tlakovými snímači, které posílají signál do monitorovacího a alarmového systému. Za hlavním uzavíracím ventilem redukční stanice bude osazena sestava pro napájení v průběhu údržby dle článku 5.2.7, ČSN EN ISO 7396-1.</text:p>
      <text:p text:style-name="P63">V souladu s požadavkem 5.2.6.1, ČSN EN ISO 7396-1 budou všechna odtlakovací potrubí a výstupy pojistných ventilů vyvedeny na bezpečné místo mimo budovu. Místo musí být zvoleno s ohledem na vyloučení možnosti hromadění kyslíku ve špatně větratelných prohlubních a nebezpečí nasátí kyslíku vzduchotechnickým zařízením.</text:p>
      <text:p text:style-name="P39"><text:span text:style-name="T68">PS zdroj</text:span> je s využitím výjimky dle článku 8.15, ČSN 07 8304 <text:span text:style-name="T66">umístěn do</text:span> místnosti <text:span text:style-name="T19">č. 1.</text:span><text:span text:style-name="T31">14</text:span><text:span text:style-name="T19"> v prvním nadzemním podlaží. Místnost tvoří samostatný požární úsek. </text:span><text:span text:style-name="T21">Dveře </text:span><text:span text:style-name="T30">místnosti </text:span><text:span text:style-name="T21">se otevírají do volného prostoru.</text:span><text:span text:style-name="T19"> </text:span><text:span text:style-name="T23">Umístění </text:span><text:span text:style-name="T30">PS zdroje</text:span><text:span text:style-name="T23"> je v souladu s článkem 5.8.1, ČSN EN 7396-1. </text:span><text:span text:style-name="T20">V prostoru </text:span><text:span text:style-name="T30">PS zdroje</text:span><text:span text:style-name="T20"> je, s využitím postupu dle článku 10.12, ČSN 07 8304, zajištěna trojnásobná výměna vzduchu. Nasávací větrací mřížka bude umístěna v prostoru nad vstupními dveřmi, odtoková mřížka bude umístěna ve </text:span><text:span text:style-name="T31">spodní části</text:span><text:span text:style-name="T20"> vstupních dveřích </text:span><text:span text:style-name="T31">(max. 150 mm nad zemí)</text:span><text:span text:style-name="T20">. </text:span><text:span text:style-name="T24">Uvedené opatření vylučuje nutnost použití monitoringu koncentrace kyslíku dle požadavku </text:span><text:span text:style-name="T25">článku </text:span><text:span text:style-name="T23">5.8.</text:span><text:span text:style-name="T24">2,</text:span><text:span text:style-name="T23"> ČSN EN 7396-1, </text:span><text:span text:style-name="T25">přesto je použití tohoto systému doporučeno</text:span><text:span text:style-name="T23">. </text:span><text:span text:style-name="T24">V souladu s požadavkem </text:span><text:span text:style-name="T25">článku</text:span><text:span text:style-name="T24"> </text:span><text:span text:style-name="T43">5.8.</text:span><text:span text:style-name="T44">2,</text:span><text:span text:style-name="T43"> ČSN EN 7396-1 </text:span><text:span text:style-name="T44">bude vnitřní teplota v prostoru </text:span><text:span text:style-name="T49">PS zdroje</text:span><text:span text:style-name="T44"> udržována v rozmezí +10 až +40 °C</text:span><text:span text:style-name="T43">.</text:span></text:p>
      <text:p text:style-name="P43"><text:span text:style-name="T21">P</text:span><text:span text:style-name="T19">odlaha </text:span><text:span text:style-name="T30">místnosti</text:span><text:span text:style-name="T19"> </text:span><text:span text:style-name="T21">bude</text:span><text:span text:style-name="T19"> v provedení z materiálů třídy reakce na oheň A1/A2, nášlapná vrstva v tloušťce do 5 mm může být alespoň třídy reakce na oheň podlahových krytin C</text:span><text:span text:style-name="T38">fl</text:span><text:span text:style-name="T19">. Z důvodu manipulace s tlakovými lahvemi se nedoporučuje použití keramické dlažby.</text:span></text:p>
      <text:p text:style-name="P67">Manipulace s tlakovými lahvemi bude prováděna manuálně nebo s využitím vhodného manipulačního prostředku (ruční manipulační vozík na lahve).</text:p>
      <text:p text:style-name="P44"><text:soft-page-break/>Na dveřích <text:span text:style-name="T68">místnosti</text:span> budou umístěny výstražné a informační tabulky:</text:p>
      <text:list xml:id="list100443243688333" text:continue-numbering="true" text:style-name="List_20_1">
        <text:list-item>
          <text:p text:style-name="P113">zákaz vstupu nepovolaným osobám,</text:p>
        </text:list-item>
        <text:list-item>
          <text:p text:style-name="P113">zákaz vstupu a manipulace s otevřeným ohněm,</text:p>
        </text:list-item>
        <text:list-item>
          <text:p text:style-name="P113">pozor tlakové lahve,</text:p>
        </text:list-item>
        <text:list-item>
          <text:p text:style-name="P113">označení média a počtu uložených tlakových lahví.</text:p>
        </text:list-item>
      </text:list>
      <text:h text:style-name="Heading_20_4" text:outline-level="4"><text:bookmark-start text:name="__RefHeading___Toc846_955209522"/>Rezervní zdroj<text:bookmark-end text:name="__RefHeading___Toc846_955209522"/></text:h>
      <text:p text:style-name="P36">Provedení <text:span text:style-name="T39">rezervního zdroje kyslíku</text:span> musí odpovídat ČSN EN ISO 7396-1.</text:p>
      <text:p text:style-name="P71">Rezervní zdroj kyslíku se skládá z jedné trvale připojené tlakové lahve kyslíku s vodním objemem max. 50 l a přetlakem 20 MPa, která je napojena na prefabrikovanou dvoustupňovou redukční stanici. V souladu s článkem 5.2.5, <text:span text:style-name="T17">ČSN EN ISO 7396-1,</text:span> písmenem a) může být aktivace rezervního zdroje provedena ručně nebo automaticky. Výstupní přetlak redukční stanice do potrubního rozvodu je 400 kPa. Redukční stanice je vybavena pojistným ventilem bránícím nárůstu přetlaku v potrubním rozvodu. Nastavení pojistného ventilu je 600 kPa. Systém redukční stanice je monitorován kontaktním manometrem, který posílá signál do monitorovacího a alarmového systému.</text:p>
      <text:p text:style-name="P64">V souladu s požadavkem 5.2.6.1, ČSN EN ISO 7396-1 budou všechna odtlakovací potrubí a výstupy pojistných ventilů vyvedeny na bezpečné místo mimo budovu. Místo musí být zvoleno s ohledem na vyloučení možnosti hromadění kyslíku ve špatně větratelných prohlubních a nebezpečí nasátí kyslíku vzduchotechnickým zařízením.</text:p>
      <text:p text:style-name="P46">V souladu s požadavkem článku 5.3.7, ČSN EN ISO 7396-1 musí být umožněna výměna tlakové lahve rezervního zdroje bez přerušení kontinuity dodávky.</text:p>
      <text:p text:style-name="P40"><text:span text:style-name="T41">Rezervní zdroj kyslíku je umístěn</text:span><text:span text:style-name="T22"> </text:span><text:span text:style-name="T19">v místnost č. </text:span><text:span text:style-name="T34">2</text:span><text:span text:style-name="T19">.</text:span><text:span text:style-name="T35">31</text:span><text:span text:style-name="T19"> v</text:span><text:span text:style-name="T22">e</text:span><text:span text:style-name="T19"> </text:span><text:span text:style-name="T22">druhém</text:span><text:span text:style-name="T19"> nadzemním podlaží</text:span><text:span text:style-name="T20">. </text:span><text:span text:style-name="T22">Umístění rezervního zdroje kyslíku respektuje požadavek článku </text:span><text:span text:style-name="T26">5.2.5 </text:span><text:span text:style-name="T27">a </text:span><text:span text:style-name="T23">je v souladu s článkem 5.8.1, ČSN EN 7396-1. </text:span><text:span text:style-name="T20">V prostoru </text:span><text:span text:style-name="T25">instalace rezervního zdroje</text:span><text:span text:style-name="T20"> </text:span><text:span text:style-name="T25">bude instalován systém monitoringu koncentrace kyslíku</text:span><text:span text:style-name="T24"> dle požadavku </text:span><text:span text:style-name="T25">článku </text:span><text:span text:style-name="T23">5.8.</text:span><text:span text:style-name="T24">2,</text:span><text:span text:style-name="T23"> ČSN EN 7396-1. </text:span><text:span text:style-name="T24">V souladu s požadavkem </text:span><text:span text:style-name="T25">článku </text:span><text:span text:style-name="T43">5.8.</text:span><text:span text:style-name="T44">2,</text:span><text:span text:style-name="T43"> ČSN EN 7396-1 </text:span><text:span text:style-name="T44">bude vnitřní teplota v prostoru </text:span><text:span text:style-name="T48">instalace zdroje</text:span><text:span text:style-name="T44"> udržována v rozmezí +10 až +40 °C</text:span><text:span text:style-name="T43">.</text:span></text:p>
      <text:p text:style-name="P68">Manipulace s tlakovými lahvemi bude prováděna manuálně nebo s využitím vhodného manipulačního prostředku (ruční manipulační vozík na lahve).</text:p>
      <text:p text:style-name="P45">Na dveřích <text:span text:style-name="T68">místnosti</text:span> budou umístěny výstražné a informační tabulky:</text:p>
      <text:list xml:id="list100445089420289" text:continue-numbering="true" text:style-name="List_20_1">
        <text:list-item>
          <text:p text:style-name="P114">zákaz vstupu nepovolaným osobám,</text:p>
        </text:list-item>
        <text:list-item>
          <text:p text:style-name="P114"><text:soft-page-break/>zákaz vstupu a manipulace s otevřeným ohněm,</text:p>
        </text:list-item>
        <text:list-item>
          <text:p text:style-name="P114">pozor tlakové lahve,</text:p>
        </text:list-item>
        <text:list-item>
          <text:p text:style-name="P114">označení média a počtu uložených tlakových lahví.</text:p>
        </text:list-item>
      </text:list>
      <text:h text:style-name="P126" text:outline-level="3"><text:bookmark-start text:name="__RefHeading___Toc848_955209522"/>Potrubní rozvod<text:bookmark-end text:name="__RefHeading___Toc848_955209522"/></text:h>
      <text:p text:style-name="P50"><text:span text:style-name="T60">Potrubní rozvodný systém je navržen jako jednostupňový s distribučním přetlakem 400 kPa. </text:span>Potrubní rozvod bude veden od hlavního uzavíracího ventilu, který je součástí redukční stanice, skrz strop do 2. NP. Ve 2. NP bude <text:span text:style-name="T87">páteřní rozvod</text:span> veden v podhledu do míst instalace ventilových skříní opatřených monitoringem tlaku a možností napájení z místního náhradního zdroje. <text:span text:style-name="T58">Do páteřního rozvodu v 2. NP je provedeno napojení rezervního zdroje. V</text:span>stup <text:span text:style-name="T58">každé </text:span>ventilové skříně bude opatřen servisním uzávěrem. Rozvod bude rozdělen do pěti větví. Jednu větev tvoří připojení terminálních jednotek v místnostech č. 2.0<text:span text:style-name="T86">5</text:span>, 2.<text:span text:style-name="T86">07</text:span> a 2.<text:span text:style-name="T86">09</text:span>. Druhou větev tvoří připojení terminálních jednotek v místnostech č. 2.<text:span text:style-name="T86">11 </text:span>a 2.<text:span text:style-name="T86">13</text:span>. Třetí větev tvoří připojení terminálních jednotek v místnosti č. 2.03 (JIP). <text:span text:style-name="T58">Připojení stropních stativů na operačních sálech tvoří samostatné větve.</text:span></text:p>
      <text:p text:style-name="P55"><text:span text:style-name="T42">Použité armatury, jejich značení a umístění musí odpovídat článku 8 </text:span><text:span text:style-name="T43">ČSN EN </text:span><text:span text:style-name="T46">ISO </text:span><text:span text:style-name="T43">7396-1.</text:span></text:p>
      <text:p text:style-name="P52"><text:span text:style-name="T85">Páteřní rozvod</text:span> bude proveden z trub<text:span text:style-name="T81">k</text:span>y Cu 22x1, jednotlivé větve budou provedeny z trubky <text:span text:style-name="T85">Cu 22x1 resp.</text:span> Cu 15x1, <text:span text:style-name="T59">připojení terminálních jednotek bude provedeno trubkou 10x1. Potrubní materiál musí odpovídat ČSN EN 13 348, tvarovky musí být v souladu s ČSN EN 1254-1 nebo -4. Instalace potrubí musí být provedena v souladu s článkem 11 </text:span><text:span text:style-name="T43">ČSN EN </text:span><text:span text:style-name="T46">ISO </text:span><text:span text:style-name="T43">7396-1.</text:span></text:p>
      <text:p text:style-name="P77"><text:span text:style-name="T43">Z</text:span><text:span text:style-name="T42">načení potrubí musí být provedeno v souladu s článkem 10.1.2, <text:s/></text:span><text:span text:style-name="T43">ČSN EN </text:span><text:span text:style-name="T46">ISO </text:span><text:span text:style-name="T43">7396-1. </text:span><text:span text:style-name="T42">Potrubí musí být označeno názvem / symbolem plynu a směrem proudění a to v blízkosti armatur, dělících konstrukcí, u terminálních jednotek. Vzdálenost dvou značení nesmí být větší než 10 m.</text:span></text:p>
      <text:p text:style-name="P52"><text:span text:style-name="T59">Kotvení potrubí bude provedeno ve vzdálenostech dle tabulky 3 uvedené v </text:span><text:span text:style-name="T43">ČSN EN </text:span><text:span text:style-name="T46">ISO </text:span><text:span text:style-name="T43">7396-1, </text:span><text:span text:style-name="T45">musí být zvolena vhodná kombinace pevných a kluzných uložení, tak aby byla zajištěna možnost tepelné dilatace potrubí.</text:span></text:p>
      <text:p text:style-name="P54"><text:span text:style-name="T45">S</text:span><text:span text:style-name="T42">poje na potrubí musí být provedeny v souladu s článkem 11.3, </text:span><text:span text:style-name="T43">ČSN EN </text:span><text:span text:style-name="T42">ISO </text:span><text:span text:style-name="T43">7396-1. </text:span><text:span text:style-name="T42">Spoje musí být provedeny pájením natvrdo s využitím pájek bez obsahu kadmia. Musí být zajištěno trvalé čištění vnitřního povrchu potrubí ochranným plynem. Pro provedení spojů musí být zpracovány technologické postupy a kvalifikace pracovníků musí odpovídat ČSN EN 719. Rozeb</text:span><text:span text:style-name="T51">í</text:span><text:span text:style-name="T42">ratelné spoje </text:span><text:soft-page-break/><text:span text:style-name="T42">budou provedeny pouze v ne</text:span><text:span text:style-name="T51">z</text:span><text:span text:style-name="T42">bytně nutném </text:span><text:span text:style-name="T47">m</text:span><text:span text:style-name="T42">nožství. </text:span><text:span text:style-name="T47">Značení potrubí musí odpovídat článku 10, </text:span><text:span text:style-name="T43">ČSN EN </text:span><text:span text:style-name="T42">ISO </text:span><text:span text:style-name="T43">7396-1.</text:span></text:p>
      <text:p text:style-name="P72"><text:span text:style-name="T86">Průchody potrubí stavebními konstrukcemi budou provedeny za pomoci chrániček s přesahem min. 50 mm na každé straně. </text:span>Průchody potrubí požárně dělícími konstrukcemi budou provedeny pomocí certifikovaného systému protipožárních ucpávek. <text:span text:style-name="T86">Provedení průchodu konstrukcemi musí umožnit dilataci potrubí.</text:span></text:p>
      <text:h text:style-name="P135" text:outline-level="2"><text:bookmark-start text:name="__RefHeading___Toc852_955209522"/>Medicinální vzduch<text:bookmark-end text:name="__RefHeading___Toc852_955209522"/></text:h>
      <text:h text:style-name="P127" text:outline-level="3"><text:bookmark-start text:name="__RefHeading___Toc854_955209522"/>Napájecí systém<text:bookmark-end text:name="__RefHeading___Toc854_955209522"/></text:h>
      <text:p text:style-name="P37">Provedení <text:span text:style-name="T67">napájecího systému</text:span> <text:span text:style-name="T63">medicinálního vzduchu </text:span>musí odpovídat ČSN EN ISO 7396-1.</text:p>
      <text:h text:style-name="P110" text:outline-level="4"><text:bookmark-start text:name="__RefHeading___Toc1391_664232072"/>Primární a sekundární zdroj (<text:span text:style-name="T68">PS </text:span>zdroj)<text:bookmark-end text:name="__RefHeading___Toc1391_664232072"/></text:h>
      <text:p text:style-name="P56"><text:span text:style-name="T68">PS zdroj medicinálního vzduchu se skládá ze dvou kompaktních kompresorových jednotek s výkonem 470 lmin</text:span><text:span text:style-name="T9">-1</text:span><text:span text:style-name="T17"> (každá), každá jednotka je osazena vzdušníkem o vodním objemu 90 litrů a jednotkou odlučování kondenzátu. Kompresorové jednotky jsou napojeny na prefabrikovanou dvoustupňovou redukční stanici. Jedna jednotka slouží jako primární a druhá jako sekundární zdroj medicinálního vzduchu. Redukční stanice zajistí automatické přepnutí zdrojů v případě nefunkčnosti primárního zdroje, odpojení zdroje v případě přehřátí nebo poruchy. Výstupní přetlak redukční stanice do potrubního rozvodu je 400 kPa. Redukční stanice je vybavena pojistným ventilem bránícím nárůstu přetlaku v potrubním rozvodu. Nastavení pojistného ventilu je 680 kPa. Systém redukční stanice je monitorován tlakovými snímači, které posílají signál do monitorovacího a alarmového systému. Kompresorové jednotky musí být vybaveny monitoringem funkce s výstupem do monitorovacího a alarmového systému. Výstup medicinálního vzduchu ze zdroje musí být, v souladu s článkem 5.5.2.5, ČSN EN ISO 7396-1, opatřen monitoringem rosného bodu a koncentrace CO s výstupem do monitorovacího a alarmového systému a možností záznamu. Za hlavním uzavíracím ventilem PS zdroje bude osazena sestava pro napájení v průběhu údržby dle článku 5.2.7, ČSN EN ISO 7396-1.</text:span></text:p>
      <text:p text:style-name="P65">V souladu s požadavkem 5.2.6.1, ČSN EN ISO 7396-1 mohou být všechna odtlakovací potrubí a výstupy pojistných ventilů vyvedeny v místnosti. Je třeba zajistit, aby výron plynu byl veden mimo pracovní prostor obsluhy.</text:p>
      <text:p text:style-name="P42"><text:soft-page-break/><text:span text:style-name="T68">PS zdroj</text:span> je <text:span text:style-name="T66">umístěn</text:span> v místnosti <text:span text:style-name="T19">č. </text:span><text:span text:style-name="T28">0</text:span><text:span text:style-name="T19">.</text:span><text:span text:style-name="T36">01</text:span><text:span text:style-name="T19"> v prvním </text:span><text:span text:style-name="T28">po</text:span><text:span text:style-name="T19">dzemním podlaží. Místnost tvoří samostatný požární úsek. </text:span><text:span text:style-name="T21">Dveře </text:span><text:span text:style-name="T29">místnosti</text:span><text:span text:style-name="T21"> se otevírají do volného prostoru.</text:span><text:span text:style-name="T19"> </text:span><text:span text:style-name="T23">Umístění </text:span><text:span text:style-name="T30">PS zdroje</text:span><text:span text:style-name="T23"> je v souladu s článkem 5.8.</text:span><text:span text:style-name="T37">1</text:span><text:span text:style-name="T23">, ČSN EN 7396-1. </text:span><text:span text:style-name="T20">V prostoru </text:span><text:span text:style-name="T29">kompresorové</text:span><text:span text:style-name="T20"> stanice </text:span><text:span text:style-name="T29">bude nucené větrání zajišťující odvod tepla vznikajícího provozem kompresorů. Přívod vzduchu pro sání kompresorů bude zajištěn z venkovního prostoru a bude proveden tak, aby minimalizoval riziko nasá</text:span><text:span text:style-name="T30">ní</text:span><text:span text:style-name="T29"> nebezpečných látek.</text:span><text:span text:style-name="T23"> </text:span><text:span text:style-name="T24">V souladu s požadavkem </text:span><text:span text:style-name="T25">článku</text:span><text:span text:style-name="T24"> </text:span><text:span text:style-name="T43">5.8.</text:span><text:span text:style-name="T44">2,</text:span><text:span text:style-name="T43"> ČSN EN 7396-1 </text:span><text:span text:style-name="T44">bude vnitřní teplota v prostoru </text:span><text:span text:style-name="T49">PS zdroje</text:span><text:span text:style-name="T44"> udržována v rozmezí +10 až +40 °C</text:span><text:span text:style-name="T43">.</text:span></text:p>
      <text:p text:style-name="P57"><text:span text:style-name="T50">Na dveřích </text:span><text:span text:style-name="T42">místnosti</text:span><text:span text:style-name="T50"> budou umístěny výstražné a informační tabulky</text:span><text:span text:style-name="T42">:</text:span></text:p>
      <text:list xml:id="list100444006942080" text:continue-numbering="true" text:style-name="List_20_1">
        <text:list-item>
          <text:p text:style-name="P115">zákaz vstupu nepovolaným osobám,</text:p>
        </text:list-item>
        <text:list-item>
          <text:p text:style-name="P115">zákaz vstupu a manipulace s otevřeným ohněm.</text:p>
        </text:list-item>
      </text:list>
      <text:h text:style-name="Heading_20_4" text:outline-level="4"><text:bookmark-start text:name="__RefHeading___Toc856_955209522"/>Rezervní zdroj<text:bookmark-end text:name="__RefHeading___Toc856_955209522"/></text:h>
      <text:p text:style-name="P70">Rezervní zdroj medicinálního vzduchu se skládá z jedné trvale připojené tlakové lahve syntetického medicinálního vzduchu s vodním objemem max. 10 l a přetlakem 20 MPa, která je napojena na prefabrikovanou dvoustupňovou redukční stanici. V souladu s článkem 5.2.5, písmene b), musí být aktivace rezervního zdroje provedena automaticky. Výstupní přetlak redukční stanice do potrubního rozvodu je 400 kPa. Redukční stanice je vybavena pojistným ventilem bránícím nárůstu přetlaku v potrubním rozvodu. Nastavení pojistného ventilu je 600 kPa. Systém redukční stanice je monitorován kontaktním manometrem, který posílá signál do monitorovacího a alarmového systému.</text:p>
      <text:p text:style-name="P66">V souladu s požadavkem 5.2.6.1, ČSN EN ISO 7396-1 mohou být všechna odtlakovací potrubí a výstupy pojistných ventilů vyvedeny v místnosti. Je třeba zajistit, aby výron plynu byl veden mimo pracovní prostor obsluhy.</text:p>
      <text:p text:style-name="P47">V souladu s požadavkem článku 5.3.7, ČSN EN ISO 7396-1 musí být umožněna výměna tlakové lahve rezervního zdroje bez přerušení kontinuity dodávky.</text:p>
      <text:p text:style-name="P41"><text:span text:style-name="T41">Rezervní zdroj medicinálního vzduchu je umístěn </text:span><text:span text:style-name="T19">v místnost č. </text:span><text:span text:style-name="T34">2</text:span><text:span text:style-name="T19">.</text:span><text:span text:style-name="T35">3</text:span><text:span text:style-name="T27">0</text:span><text:span text:style-name="T19"> v</text:span><text:span text:style-name="T22">e</text:span><text:span text:style-name="T19"> </text:span><text:span text:style-name="T22">druhém</text:span><text:span text:style-name="T19"> nadzemním podlaží</text:span><text:span text:style-name="T20">. </text:span><text:span text:style-name="T22">Umístění rezervního zdroje </text:span><text:span text:style-name="T27">medicinálního vzduchu</text:span><text:span text:style-name="T22"> respektuje požadavek článku </text:span><text:span text:style-name="T26">5.2.5 </text:span><text:span text:style-name="T27">a</text:span><text:span text:style-name="T25"> </text:span><text:span text:style-name="T23">je v souladu s článkem 5.8.1, ČSN EN 7396-1. </text:span><text:span text:style-name="T24">V souladu s požadavkem </text:span><text:span text:style-name="T25">článku </text:span><text:span text:style-name="T43">5.8.</text:span><text:span text:style-name="T44">2,</text:span><text:span text:style-name="T43"> ČSN EN 7396-1 </text:span><text:span text:style-name="T44">bude vnitřní teplota v prostoru </text:span><text:span text:style-name="T48">instalace zdroje</text:span><text:span text:style-name="T44"> udržována v rozmezí +10 až +40 °C</text:span><text:span text:style-name="T43">.</text:span></text:p>
      <text:p text:style-name="P69">Manipulace s tlakovými lahvemi bude prováděna manuálně nebo s využitím vhodného manipulačního prostředku (ruční manipulační vozík na lahve).</text:p>
      <text:p text:style-name="P105"><text:soft-page-break/>Na dveřích <text:span text:style-name="T68">místnosti</text:span> budou umístěny výstražné a informační tabulky:</text:p>
      <text:list xml:id="list100443958521256" text:continue-numbering="true" text:style-name="List_20_1">
        <text:list-item>
          <text:p text:style-name="P114">zákaz vstupu nepovolaným osobám,</text:p>
        </text:list-item>
        <text:list-item>
          <text:p text:style-name="P114">pozor tlakové lahve,</text:p>
        </text:list-item>
        <text:list-item>
          <text:p text:style-name="P114">označení média a počtu uložených tlakových lahví.</text:p>
        </text:list-item>
      </text:list>
      <text:h text:style-name="P126" text:outline-level="3"><text:bookmark-start text:name="__RefHeading___Toc858_955209522"/>Potrubní rozvod<text:bookmark-end text:name="__RefHeading___Toc858_955209522"/></text:h>
      <text:p text:style-name="P51"><text:span text:style-name="T60">Potrubní rozvodný systém je navržen jako jednostupňový s distribučním přetlakem 400 kPa. </text:span>Potrubní rozvod bude veden od hlavního uzavíracího ventilu, který je součástí redukční stanice, <text:span text:style-name="T60">instalační šachtou do 2. NP</text:span>. Ve 2. NP bude <text:span text:style-name="T87">páteřní rozvod</text:span> veden v podhledu do míst instalace ventilov<text:span text:style-name="T60">é</text:span> skřín<text:span text:style-name="T60">ě</text:span> opatřen<text:span text:style-name="T60">é</text:span> monitoringem tlaku a možností napájení z místního náhradního zdroje. <text:span text:style-name="T58">Do páteřního rozvodu v 2. NP je provedeno napojení rezervního zdroje. V</text:span>stup ventilové skříně bude opatřen servisním uzávěrem. Rozvod bude rozdělen do <text:span text:style-name="T61">dvou</text:span> větví <text:span text:style-name="T61">(jedna pro každý operační sál)</text:span>.</text:p>
      <text:p text:style-name="P55"><text:span text:style-name="T42">Použité armatury, jejich značení a umístění musí odpovídat článku 8 </text:span><text:span text:style-name="T43">ČSN EN </text:span><text:span text:style-name="T46">ISO </text:span><text:span text:style-name="T43">7396-1.</text:span></text:p>
      <text:p text:style-name="P53"><text:span text:style-name="T87">Páteřní rozvod </text:span>bude proveden z trub<text:span text:style-name="T82">k</text:span>y Cu <text:span text:style-name="T87">22</text:span>x1, jednotlivé větve budou provedeny z trubky Cu 1<text:span text:style-name="T87">5</text:span>x1 <text:span text:style-name="T61">až po napojení na anesteziologický přístroj. Potrubní materiál musí odpovídat ČSN EN 13 348, tvarovky musí být v souladu s ČSN EN 1254-1 nebo -4. Instalace potrubí musí být provedena v souladu s článkem 11, </text:span><text:span text:style-name="T43">ČSN EN </text:span><text:span text:style-name="T46">ISO </text:span><text:span text:style-name="T43">7396-1.</text:span></text:p>
      <text:p text:style-name="P77"><text:span text:style-name="T43">Značení potrubí musí být provedeno v souladu s článkem 10.1.2, ČSN EN </text:span><text:span text:style-name="T46">ISO </text:span><text:span text:style-name="T43">7396-1. Potrubí musí být označeno názvem / symbolem plynu a směrem proudění a to v blízkosti armatur, dělících konstrukcí, u terminálních jednotek. Vzdálenost dvou značení nesmí být větší než 10 m.</text:span></text:p>
      <text:p text:style-name="P53"><text:span text:style-name="T59">Kotvení potrubí bude provedeno ve vzdálenostech dle tabulky 3 uvedené v </text:span><text:span text:style-name="T43">ČSN EN </text:span><text:span text:style-name="T46">ISO </text:span><text:span text:style-name="T43">7396-1, </text:span><text:span text:style-name="T45">musí být zvolena vhodná kombinace pevných a kluzných uložení tak, aby byla zajištěna možnost tepelné dilatace potrubí.</text:span></text:p>
      <text:p text:style-name="P54"><text:span text:style-name="T45">S</text:span><text:span text:style-name="T42">poje na potrubí musí být provedeny v souladu s článkem 11.3, </text:span><text:span text:style-name="T43">ČSN EN </text:span><text:span text:style-name="T42">ISO </text:span><text:span text:style-name="T43">7396-1. </text:span><text:span text:style-name="T42">Spoje musí být provedeny pájením natvrdo s využitím pájek bez obsahu kadmia. Musí být zajištěno trvalé čištění vnitřního povrchu potrubí ochranným plynem. Pro provedení spojů musí být zpracovány technologické postupy a kvalifikace pracovníků musí odpovídat ČSN EN 719. Rozeb</text:span><text:span text:style-name="T52">í</text:span><text:span text:style-name="T42">ratelné spoje budou provedeny pouze v ne</text:span><text:span text:style-name="T52">z</text:span><text:span text:style-name="T42">bytně nutném </text:span><text:span text:style-name="T47">m</text:span><text:span text:style-name="T42">nožství. </text:span><text:span text:style-name="T47">Značení potrubí musí odpovídat článku 10, </text:span><text:span text:style-name="T43">ČSN EN </text:span><text:span text:style-name="T42">ISO </text:span><text:span text:style-name="T43">7396-1.</text:span></text:p>
      <text:p text:style-name="P73"><text:bookmark-start text:name="__RefHeading___Toc860_955209522"/><text:soft-page-break/><text:span text:style-name="T86">Průchody potrubí stavebními konstrukcemi budou provedeny za pomoci chrániček s přesahem min. 50 mm na každé straně. </text:span>Průchody potrubí požárně dělícími konstrukcemi budou provedeny pomocí certifikovaného systému protipožárních ucpávek. <text:span text:style-name="T86">Provedení průchodu konstrukcemi musí umožnit dilataci potrubí.</text:span><text:bookmark-end text:name="__RefHeading___Toc860_955209522"/></text:p>
      <text:h text:style-name="P136" text:outline-level="2"><text:bookmark-start text:name="__RefHeading___Toc862_955209522"/>Monitorovací a alarmový systém<text:bookmark-end text:name="__RefHeading___Toc862_955209522"/></text:h>
      <text:p text:style-name="P48"><text:span text:style-name="T55">Instalován bude monitorovací a alarmový systém odpovídající</text:span> <text:span text:style-name="T18">ČSN EN ISO 7396-1. Umístění indikačních panelů bude stanoveno na základě dohody s provozovatelem systému a musí respektovat požadavky článku 6.2, ČSN EN ISO 7396-1. V souladu s článkem 6.2.3 bude systém napojen na normální i nouzový systém napájení, nutnost využití záložní baterie (UPS) zváží provozovatel na základě provedené analýzy rizik. Indikátorové panely zobrazující alarmové signály musí být umístěny minimálně v prostoru zdrojů, operačních sálů a <text:s/>dále minimálně v jednom místě umožňujícím kontinuální pozorování nebo komunikaci. Doporučuje se umístění v blízkosti sekčních uzávěrů.</text:span></text:p>
      <text:p text:style-name="P49">Monitorovací a alarmové signály musí být provedeny v souladu s článkem 6.3, <text:span text:style-name="T18">ČSN EN ISO 7396-1.</text:span></text:p>
      <text:p text:style-name="P78">Signály pro alarmy v rozsahu dle požadavků článku 6.4 až 6.6, <text:span text:style-name="T18">ČSN EN ISO 7396-1 </text:span>jsou zajištěny čidly instalovanými v prefabrikovaných redukčních stanicích a ventilových skříních, které budou použity.</text:p>
      <text:p text:style-name="P79">V místnosti 2.31 bude instalován systém monitoringu zvýšené koncentrace kyslíku. Čidlo bude umístěno v blízkosti instalace kyslíkové lahve a to nejvýše 300 mm nad podlahou nebo dle doporučení výrobce.</text:p>
      <text:h text:style-name="P137" text:outline-level="2"><text:bookmark-start text:name="__RefHeading___Toc1584_3749049668"/>Uzemnění a pospojování<text:bookmark-end text:name="__RefHeading___Toc1584_3749049668"/></text:h>
      <text:p text:style-name="P75">Všechna technologická zařízení, kovové potrubní rozvody a vodivé konstrukce v jejich okolí musí být uvedeny na stejný potenciál vzájemným vodivým pospojením.</text:p>
      <text:p text:style-name="P75">Technologické zařízení musí být uzemněno a chráně<text:span text:style-name="T88">n</text:span>o proti negativn<text:span text:style-name="T88">í</text:span>m účinkům úderu blesku. </text:p>
      <text:h text:style-name="P138" text:outline-level="2"><text:bookmark-start text:name="__RefHeading___Toc2570_955209522"/>Zkoušky zařízení, <text:span text:style-name="T69">uvedení do provozu</text:span><text:bookmark-end text:name="__RefHeading___Toc2570_955209522"/></text:h>
      <text:p text:style-name="P59">Před uvedením zařízení do provozu musí být <text:span text:style-name="T70">zejména provedeno</text:span>:</text:p>
      <text:list xml:id="list100443575276078" text:continue-numbering="true" text:style-name="List_20_1">
        <text:list-item>
          <text:p text:style-name="P116"><text:soft-page-break/>kontrola dokumentace jednotlivých částí technologického souboru s důrazem na vhodnost jejich použití a tlakovou odolnost,</text:p>
        </text:list-item>
        <text:list-item>
          <text:p text:style-name="Numbering_20_2"><text:span text:style-name="T89">kontroly a zkoušky </text:span>zkoušky dle požadavků článku 12,<text:span text:style-name="T70"> ČSN EN ISO 7396-1, zejména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0">prohlídla značení a podpěr potrubí (12.5.1),</text:p>
                            </text:list-item>
                            <text:list-item>
                              <text:p text:style-name="P121">kontrola shody s konstrukčními specifikacemi (12.5.2),</text:p>
                            </text:list-item>
                            <text:list-item>
                              <text:p text:style-name="P121">zkouška těsnosti a mechanické celistvosti potrubních rozvodů (12.6.1),</text:p>
                            </text:list-item>
                            <text:list-item>
                              <text:p text:style-name="P121">zkouška <text:span text:style-name="T90">zkouška úsekových uzavíracích ventilů</text:span> (12.6.<text:span text:style-name="T90">2</text:span>),</text:p>
                            </text:list-item>
                            <text:list-item>
                              <text:p text:style-name="P122">zkouška vzájemného propojení (12.6.3),</text:p>
                            </text:list-item>
                            <text:list-item>
                              <text:p text:style-name="P122">zkouška ucpání a průtoku (12.6.4),</text:p>
                            </text:list-item>
                            <text:list-item>
                              <text:p text:style-name="P122">kontrola terminálních jednotek (12.6.5),</text:p>
                            </text:list-item>
                            <text:list-item>
                              <text:p text:style-name="P122">zkouška funkčnosti systému (12.6.6),</text:p>
                            </text:list-item>
                            <text:list-item>
                              <text:p text:style-name="P122">zkouška pojistných ventilů (12.6.7),</text:p>
                            </text:list-item>
                            <text:list-item>
                              <text:p text:style-name="P122">zkouška všech zdrojů napájení (12.6.8),</text:p>
                            </text:list-item>
                            <text:list-item>
                              <text:p text:style-name="P122">zkouška monitorovacích a alarmových systémů (12.6.9),</text:p>
                            </text:list-item>
                            <text:list-item>
                              <text:p text:style-name="P122">zkouška znečištění potrubních rozvodů (12.6.10),</text:p>
                            </text:list-item>
                            <text:list-item>
                              <text:p text:style-name="P122">zkouška kvality medicinálního vzduchu (12.6.11),</text:p>
                            </text:list-item>
                            <text:list-item>
                              <text:p text:style-name="P122">plnění příslušným plynem (12.6.15),</text:p>
                            </text:list-item>
                            <text:list-item>
                              <text:p text:style-name="P122">zkouška totožnosti plynu (12.6.16),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6">výchozí revize vyhrazených technických zařízení,</text:p>
        </text:list-item>
        <text:list-item>
          <text:p text:style-name="P116">zaškolení osob odpovědných za provoz zařízení.</text:p>
        </text:list-item>
      </text:list>
      <text:p text:style-name="P80">Postup provedení zkoušek dle <text:span text:style-name="T18">ČSN EN ISO 7396-1 </text:span>je podrobně popsán v této normě, včetně kritérií pro jejich vyhodnocení. Provedení <text:span text:style-name="T90">a dokumentaci</text:span> zkoušek z<text:span text:style-name="T71">a</text:span>jistí <text:span text:style-name="T90">výrobce</text:span> technologického souboru. <text:span text:style-name="T90">Všechny zkoušky musí být provedeny pod dohledem pověřené osoby zdravotnického zařízení. Zkoušky se provádějí příslušným plynem, v případech zkoušek, kde není plyn specifikován, může být zkouška provedena medicinálním vzduchem. Dokumentace zkoušek musí být ve shodě s <text:s/>ČSN EN ISO 7396-1, čl. 12.7.</text:span></text:p>
      <text:p text:style-name="P60">Zkouška celistvosti potrubního systému kyslíku i medicinálního vzduchu bude provedena minimálně přetlakem 850 kPa, zkouška těsnosti bude provedena přetlakem 400 kPa. Zkoušku celistvosti prefabrikovaných částí systému je možno nahradit protokolem o zkoušce celistvosti (pevnosti) po výrobě. Zkouška po výrobě musí být provedena minimálně v rozsahu předepsaném pro zkoušku celistvosti dle <text:s/><text:span text:style-name="T18">ČSN EN ISO 7396-1. </text:span>Dalším zkouškám musí být systém podroben jako celek.</text:p>
      <text:h text:style-name="P147" text:outline-level="1"><text:bookmark-start text:name="__RefHeading___Toc2572_955209522"/><text:soft-page-break/>Bezpečnost práce a kvalifikační požadavky<text:bookmark-end text:name="__RefHeading___Toc2572_955209522"/></text:h>
      <text:p text:style-name="P61">Tato projektová dokumentace byla vytvořena s respektováním platných právních a technických předpisů v době jejího vzniku <text:span text:style-name="T75">a </text:span>na základě principů GEP, přesto nemůže zcela vyloučit rizika vyplývající z provozu tohoto zařízení (zbytková rizika). Jedná se zejména o:</text:p>
      <text:list xml:id="list100444404976879" text:continue-numbering="true" text:style-name="List_20_1">
        <text:list-item>
          <text:p text:style-name="P117">manipulaci s těžkými břemeny (tlakové lahve),</text:p>
        </text:list-item>
        <text:list-item>
          <text:p text:style-name="P117">fyzikální, chemické a fyziologické účinky médií (kyslík),</text:p>
        </text:list-item>
        <text:list-item>
          <text:p text:style-name="P117">vysoký přetlak plynu (tlakové lahve, potrubní rozvody),</text:p>
        </text:list-item>
        <text:list-item>
          <text:p text:style-name="P117">vysoké teploty povrchů (kompresorové jednotky).</text:p>
        </text:list-item>
      </text:list>
      <text:p text:style-name="P62">Pro snížení pravděpodobnosti výskytu nebezpečných situací vyplývajících ze zbytkových rizik je provozovatel povinen přijmout soubor <text:span text:style-name="T73">technicko-organizačních</text:span> opatření vedoucích <text:span text:style-name="T83">k </text:span>zajištění bezpečnosti provozu zařízení a splnění požadavk<text:span text:style-name="T73">ů</text:span> místně platných právních a technických předpisů<text:span text:style-name="T73"> pro provoz daného typu zařízení.</text:span></text:p>
      <text:p text:style-name="P102">Provozovatel je zejména povinen:</text:p>
      <text:list xml:id="list100443251019440" text:continue-numbering="true" text:style-name="List_20_1">
        <text:list-item>
          <text:p text:style-name="Numbering_20_2"><text:bookmark text:name="predpis_text"/>zajistit, aby kontroly a provozní revize byly vykonávány podle zvláštních předpisů, popřípadě návodů a pokynů výrobce a dodavatele,</text:p>
        </text:list-item>
        <text:list-item>
          <text:p text:style-name="Numbering_20_2">zajistit, aby montáž a opravy zařízení vykonávala jen oprávněná organizace a obsluhu zařízení jen odborně způsobilí pracovníci,</text:p>
        </text:list-item>
        <text:list-item>
          <text:p text:style-name="Numbering_20_2">vypracovat do jednoho měsíce od zahájení provozu místní provozní řád podle <text:s/>podkladů v projektové a dodavatelské dokumentaci, návodů výrobce a na základě zkušeností z provozu,</text:p>
        </text:list-item>
        <text:list-item>
          <text:p text:style-name="P118">vést předepsanou technickou dokumentaci, evidenci zařízení a uschovat doklady stanovené právními předpisy nebo technickými normami,</text:p>
        </text:list-item>
        <text:list-item>
          <text:p text:style-name="Numbering_20_2">určit obsah seznámení a délku (osnovu) zaškolení s ohledem na charakter a rozsah vykonávané činnosti na daném druhu zařízení a ověřovat znalosti pracovníků <text:span text:style-name="T74">obsluhy</text:span> revizním technikem, který má platné osvědčení odborné způsobilosti příslušného druhu a rozsahu jednou za tři roky.</text:p>
        </text:list-item>
      </text:list>
      <text:p text:style-name="First_20_line_20_indent">Obsluha zařízení musí být starší <text:span text:style-name="T75">18-ti let, </text:span>musí splňovat odbornou způsobilost, <text:span text:style-name="T76">musí se jednat o osobu zdravotně způsobilou, prakticky zacvičenou, zaškolenou, přezkoušenou. </text:span><text:bookmark text:name="predpis_text2"/><text:span text:style-name="T76">Pracovníci pověření obsluhou zařízení musí být provozovat</text:span><text:span text:style-name="T77">elem</text:span><text:span text:style-name="T76"> seznámeni s předpisy pro obsluhu a se souvisejícími bezpečnostními předpisy, s požárním řádem, poplachovými směrnicemi a musí být zaškoleni v obsluze těchto zařízení. Před pověřením samostatnou obsluhou zařízení musí být provozovatelem přezkoušeni. </text:span><text:span text:style-name="T78">Pracovníci musí mít k dispozici vhodné OOP.</text:span></text:p>
      <text:p text:style-name="P74">Při provozu zařízení je zejména třeba:</text:p>
      <text:list xml:id="list100444469345895" text:continue-numbering="true" text:style-name="List_20_1">
        <text:list-item>
          <text:p text:style-name="P119"><text:soft-page-break/>dbát principů kyslíkové hygieny,</text:p>
        </text:list-item>
        <text:list-item>
          <text:p text:style-name="P119">nemanipulovat s tlakovými lahvemi připojenými k zařízení,</text:p>
        </text:list-item>
        <text:list-item>
          <text:p text:style-name="P119">neprovádět opravy a zásahy do zařízení pod tlakem,</text:p>
        </text:list-item>
        <text:list-item>
          <text:p text:style-name="P119">v případě poruchy zařízení okamžitě odstavit z provozu a zajistit jeho opravu.</text:p>
        </text:list-item>
      </text:list>
      <text:h text:style-name="Heading_20_1" text:outline-level="1"><text:bookmark-start text:name="__RefHeading___Toc2578_955209522"/>Požadavky na ostatní profese<text:bookmark-end text:name="__RefHeading___Toc2578_955209522"/></text:h>
      <text:h text:style-name="P139" text:outline-level="2"><text:bookmark-start text:name="__RefHeading___Toc1393_664232072"/>Stavba<text:bookmark-end text:name="__RefHeading___Toc1393_664232072"/></text:h>
      <text:p text:style-name="P91">Zajistit <text:span text:style-name="T14">prostupy pro potrubí</text:span>.</text:p>
      <text:p text:style-name="P95">Zajistit požární ucpávky prostupů požárně-dělícími konstrukcemi.</text:p>
      <text:p text:style-name="P95">Bližší inform<text:span text:style-name="T15">a</text:span>ce jsou uvedeny v textu této PD.</text:p>
      <text:h text:style-name="P140" text:outline-level="2"><text:bookmark-start text:name="__RefHeading___Toc2580_955209522"/>Vzduchotechnika a vytápění<text:bookmark-end text:name="__RefHeading___Toc2580_955209522"/></text:h>
      <text:p text:style-name="P90">Zajistit vytápění <text:span text:style-name="T53">a větrání </text:span>zdrojové stanice medicinálního kyslíku.</text:p>
      <text:p text:style-name="P90">Zajistit <text:span text:style-name="T53">vytápění a </text:span>větrání zdrojové stanice medicinálního vzduchu.</text:p>
      <text:p text:style-name="P100">Zajistit přívod venkovního vzduchu pro sání kompresorů.</text:p>
      <text:p text:style-name="P95">Bližší inform<text:span text:style-name="T62">a</text:span>ce jsou uvedeny v textu této PD.</text:p>
      <text:h text:style-name="P141" text:outline-level="2"><text:bookmark-start text:name="__RefHeading___Toc1395_664232072"/>Zdravotechnika<text:bookmark-end text:name="__RefHeading___Toc1395_664232072"/></text:h>
      <text:p text:style-name="P101">Zajistit odvod kondenzátu od kompresorových jednotek medicinálního vzduchu.</text:p>
      <text:h text:style-name="P140" text:outline-level="2"><text:bookmark-start text:name="__RefHeading___Toc2582_955209522"/>Elektroinstalace a MaR<text:bookmark-end text:name="__RefHeading___Toc2582_955209522"/></text:h>
      <text:p text:style-name="Numbering_20_1">Zajistit osvětlení zdrojov<text:span text:style-name="T54">é stanice kyslíku</text:span>.</text:p>
      <text:p text:style-name="P98">Zajistit osvětlení zdrojov<text:span text:style-name="T54">é stanice medicinálního vzduchu</text:span>.</text:p>
      <text:p text:style-name="P90">Zajistit napájení kompresorů stlačeného medicinálního vzduchu.</text:p>
      <text:p text:style-name="P90">Zaji<text:span text:style-name="T83">stit</text:span> napájení monitorovací<text:span text:style-name="T54">ch</text:span> a al<text:span text:style-name="T15">a</text:span>rmov<text:span text:style-name="T54">ých</text:span> systém<text:span text:style-name="T54">ů</text:span>.</text:p>
      <text:p text:style-name="P97">Zajistit uzemnění a pospojování technologických zařízení, potrubních rozvodů a kovových konstrukcí.</text:p>
      <text:p text:style-name="P97">Zajistit ochranu zařízení před účinky úderu blesku. </text:p>
      <text:p text:style-name="P95">Bližší inform<text:span text:style-name="T15">a</text:span>ce jsou uvedeny v textu této PD.</text:p>
      <text:h text:style-name="P140" text:outline-level="2"><text:bookmark-start text:name="__RefHeading___Toc2584_955209522"/>Požárně-bezpečnostní řešení<text:bookmark-end text:name="__RefHeading___Toc2584_955209522"/></text:h>
      <text:p text:style-name="Numbering_20_1">Určení množství, typ<text:span text:style-name="T12">u</text:span> a rozmístění hasicích přístrojů.</text:p>
      <text:p text:style-name="P95">Bližší inform<text:span text:style-name="T15">a</text:span>ce jsou uvedeny v textu této PD.</text:p>
      <text:h text:style-name="P148" text:outline-level="1"><text:bookmark-start text:name="__RefHeading___Toc2586_955209522"/><text:soft-page-break/>Použitá literatura<text:bookmark-end text:name="__RefHeading___Toc2586_955209522"/></text:h>
      <text:h text:style-name="P142" text:outline-level="2"><text:bookmark-start text:name="__RefHeading___Toc2588_955209522"/>Právní předpisy<text:bookmark-end text:name="__RefHeading___Toc2588_955209522"/></text:h>
      <text:p text:style-name="P94">Směrnice 2014/68/EU</text:p>
      <text:p text:style-name="P96">Vyhl. 18/1979 Sb. - v platném znění</text:p>
      <text:p text:style-name="P94">Vyhl. 21/1979 Sb. - v platném znění</text:p>
      <text:h text:style-name="P142" text:outline-level="2"><text:bookmark-start text:name="__RefHeading___Toc2590_955209522"/>Technické normy<text:bookmark-end text:name="__RefHeading___Toc2590_955209522"/></text:h>
      <text:p text:style-name="Numbering_20_1">ČSN EN ISO 7396-1 ed. 2</text:p>
      <text:p text:style-name="P93">ČSN 07 8304</text:p>
      <text:h text:style-name="P142" text:outline-level="2"><text:bookmark-start text:name="__RefHeading___Toc2592_955209522"/>Ostatní zdroje<text:bookmark-end text:name="__RefHeading___Toc2592_955209522"/></text:h>
      <text:p text:style-name="P93">Katalogové listy výrobců, <text:span text:style-name="T75">v</text:span>eřejně dostupné informační zdroj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5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obyčejné" style:font-family-generic="swiss" style:font-pitch="variable"/>
    <style:font-face style:name="Arial3" svg:font-family="Arial" style:font-adornments="tučné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algun Gothic" svg:font-family="'Malgun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4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1" fo:font-family="Arial" style:font-style-name="obyčejné" style:font-family-generic="swiss" style:font-pitch="variable" fo:font-size="13pt" style:font-size-asian="10.5pt"/>
    </style:style>
    <style:style style:name="List" style:family="paragraph" style:parent-style-name="Text_20_body" style:class="list">
      <style:text-properties style:font-size-asian="12pt" style:font-name-complex="Arial5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5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="Arial1" fo:font-family="Arial" style:font-style-name="obyčejné" style:font-family-generic="swiss" style:font-pitch="variable" style:font-size-asian="12pt" style:font-name-complex="Arial5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998cm" style:type="center"/>
          <style:tab-stop style:position="17.997cm" style:type="right"/>
        </style:tab-stops>
      </style:paragraph-properties>
      <style:text-properties style:font-name="Arial1" fo:font-family="Arial" style:font-style-name="obyčejné" style:font-family-generic="swiss" style:font-pitch="variable" fo:font-size="13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8cm" style:type="center"/>
          <style:tab-stop style:position="17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Arial1" fo:font-family="Arial" style:font-style-name="obyčejné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ul_5f_Normal" style:display-name="Titul_Normal" style:family="paragraph" style:default-outline-level="">
      <style:paragraph-properties fo:text-align="start" style:justify-single-word="false" fo:orphans="2" fo:widows="2" style:writing-mode="lr-tb"/>
      <style:text-properties fo:font-variant="small-caps" style:font-name="Arial2" fo:font-family="Arial" style:font-family-generic="roman" style:font-pitch="variable" fo:font-size="11pt" style:font-name-asian="Malgun Gothic" style:font-family-asian="'Malgun Gothic'" style:font-family-generic-asian="system" style:font-pitch-asian="variable" style:font-size-asian="11pt" style:rfc-language-tag-asian="x-non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Arial3" fo:font-family="Arial" style:font-style-name="tučné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First_20_line_20_indent" style:default-outline-level="1" style:class="text" style:master-page-name="">
      <style:paragraph-properties fo:margin-top="0.3cm" fo:margin-bottom="0.21cm" loext:contextual-spacing="false" style:page-number="auto" style:writing-mode="page"/>
      <style:text-properties style:font-name="Arial3" fo:font-family="Arial" style:font-style-name="tučné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First_20_line_20_indent" style:default-outline-level="2" style:class="text">
      <style:paragraph-properties fo:margin-top="0.353cm" fo:margin-bottom="0.212cm" loext:contextual-spacing="false" style:writing-mode="page"/>
      <style:text-properties style:font-name="Arial3" fo:font-family="Arial" style:font-style-name="tučné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First_20_line_20_indent" style:default-outline-level="3" style:class="text">
      <style:paragraph-properties fo:margin-top="0.247cm" fo:margin-bottom="0.212cm" loext:contextual-spacing="false" style:writing-mode="page"/>
      <style:text-properties style:font-name="Arial3" fo:font-family="Arial" style:font-style-name="tučné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.199cm" fo:margin-bottom="0.199cm" loext:contextual-spacing="false" fo:line-height="110%" fo:text-align="justify" style:justify-single-word="false" fo:text-indent="0.64cm" style:auto-text-indent="false" style:writing-mode="page"/>
      <style:text-properties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 style:writing-mode="page"/>
    </style:style>
    <style:style style:name="Numbering_20_2" style:display-name="Numbering 2" style:family="paragraph" style:parent-style-name="List" style:list-style-name="List_20_1" style:class="list" style:master-page-name="">
      <loext:graphic-properties draw:fill="none" draw:fill-color="#729fcf"/>
      <style:paragraph-properties fo:margin-left="1.199cm" fo:margin-right="0cm" fo:margin-top="0cm" fo:margin-bottom="0cm" loext:contextual-spacing="false" fo:line-height="120%" fo:text-indent="-0.7cm" style:auto-text-indent="false" style:page-number="auto" fo:background-color="transparent" style:writing-mode="page">
        <style:tab-stops/>
      </style:paragraph-properties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64cm" fo:margin-right="0cm" fo:margin-top="0.199cm" fo:margin-bottom="0.3cm" loext:contextual-spacing="false" fo:orphans="4" fo:widows="4" fo:text-indent="0cm" style:auto-text-indent="false" style:page-number="auto" style:writing-mode="pag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</text:list-level-style-number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rsid="001639bd" officeooo:paragraph-rsid="001639b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1639bd" officeooo:paragraph-rsid="001639bd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fo:border="none" fo:padding="0cm" style:shadow="none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cm" fo:margin-left="0cm" fo:margin-right="0cm" fo:margin-bottom="0.3cm" fo:border-top="none" fo:border-bottom="2.01pt solid #000000" fo:border-left="none" fo:border-right="none" fo:padding="0cm" style:shadow="none" fo:background-color="transparent" style:dynamic-spacing="false" draw:fill="none" draw:fill-color="#729fcf"/>
      </style:header-style>
      <style:footer-style>
        <style:header-footer-properties svg:height="1.6cm" fo:margin-left="0cm" fo:margin-right="0cm" fo:margin-top="0.3cm" fo:border-top="2.0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.499cm" fo:margin-right="1.499cm" fo:border="2.24pt solid #000000" fo:padding="0.049cm" style:shadow="none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MP1"/>
      </style:header-left>
      <style:footer>
        <text:p text:style-name="MP2"><text:page-number text:select-page="current">17</text:page-number></text:p>
      </style:footer>
      <style:footer-left>
        <text:p text:style-name="MP3"><text:page-number text:select-page="current">18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7:46:18.563000000</meta:creation-date>
    <dc:date>2017-09-07T07:45:27.235000000</dc:date>
    <meta:editing-duration>PT8H48M2S</meta:editing-duration>
    <meta:editing-cycles>111</meta:editing-cycles>
    <meta:generator>LibreOffice/5.4.1.2$Windows_x86 LibreOffice_project/ea7cb86e6eeb2bf3a5af73a8f7777ac570321527</meta:generator>
    <meta:document-statistic meta:table-count="1" meta:image-count="0" meta:object-count="10" meta:page-count="18" meta:paragraph-count="303" meta:word-count="4102" meta:character-count="28197" meta:non-whitespace-character-count="24419"/>
  </office:meta>
</office:document-meta>
</file>

<file path=Object 1/content.xml><?xml version="1.0" encoding="utf-8"?>
<math xmlns="http://www.w3.org/1998/Math/MathML" display="block">
  <semantics>
    <mrow>
      <mrow>
        <mrow>
          <mn>12</mn>
          <mo stretchy="false">×</mo>
          <mn>10</mn>
        </mrow>
        <mo stretchy="false">=</mo>
        <mn>120</mn>
      </mrow>
      <mi mathvariant="italic">Nlmin</mi>
      <msup>
        <mn>.</mn>
        <mrow>
          <mo stretchy="false">−</mo>
          <mn>1</mn>
        </mrow>
      </msup>
    </mrow>
    <annotation encoding="StarMath 5.0">12	 times 10 =120 Nlmin.^{-1} </annotation>
  </semantics>
</math>
</file>

<file path=Object 10/content.xml><?xml version="1.0" encoding="utf-8"?>
<math xmlns="http://www.w3.org/1998/Math/MathML" display="block">
  <semantics>
    <mrow>
      <mrow>
        <mrow>
          <mn>80</mn>
          <mo stretchy="false">+</mo>
          <mn>120</mn>
        </mrow>
        <mo stretchy="false">=</mo>
        <mn>200</mn>
      </mrow>
      <mi mathvariant="italic">Nlmin</mi>
      <msup>
        <mn>.</mn>
        <mrow>
          <mo stretchy="false">−</mo>
          <mn>1</mn>
        </mrow>
      </msup>
    </mrow>
    <annotation encoding="StarMath 5.0">80	+ 120 =200 Nlmin.^{-1} </annotation>
  </semantics>
</math>
</file>

<file path=Object 2/content.xml><?xml version="1.0" encoding="utf-8"?>
<math xmlns="http://www.w3.org/1998/Math/MathML" display="block">
  <semantics>
    <mrow>
      <mrow>
        <mrow>
          <mn>2</mn>
          <mo stretchy="false">×</mo>
          <mn>40</mn>
        </mrow>
        <mo stretchy="false">=</mo>
        <mn>80</mn>
      </mrow>
      <mi mathvariant="italic">Nlmin</mi>
      <msup>
        <mn>.</mn>
        <mrow>
          <mo stretchy="false">−</mo>
          <mn>1</mn>
        </mrow>
      </msup>
    </mrow>
    <annotation encoding="StarMath 5.0">2	 times 40 =80 Nlmin.^{-1} </annotation>
  </semantics>
</math>
</file>

<file path=Object 3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120</mn>
                <mo stretchy="false">+</mo>
                <mn>80</mn>
              </mrow>
            </mrow>
            <mo fence="true" stretchy="false">)</mo>
          </mrow>
          <mo stretchy="false">×</mo>
          <mn>0,6</mn>
        </mrow>
        <mo stretchy="false">=</mo>
        <mn>120</mn>
      </mrow>
      <mi mathvariant="italic">Nlmin</mi>
      <msup>
        <mn>.</mn>
        <mrow>
          <mo stretchy="false">−</mo>
          <mn>1</mn>
        </mrow>
      </msup>
    </mrow>
    <annotation encoding="StarMath 5.0">(120 + 80) times 0,6 =120 Nlmin.^{-1} </annotation>
  </semantics>
</math>
</file>

<file path=Object 4/content.xml><?xml version="1.0" encoding="utf-8"?>
<math xmlns="http://www.w3.org/1998/Math/MathML" display="block">
  <semantics>
    <mrow>
      <mrow>
        <mfrac>
          <mrow>
            <mn>180</mn>
            <mo stretchy="false">×</mo>
            <mn>50</mn>
          </mrow>
          <mn>120</mn>
        </mfrac>
        <mo stretchy="false">=</mo>
        <mn>75</mn>
      </mrow>
      <mi mathvariant="italic">minut</mi>
    </mrow>
    <annotation encoding="StarMath 5.0">{180 times 50 } over {120} =75 minut </annotation>
  </semantics>
</math>
</file>

<file path=Object 5/content.xml><?xml version="1.0" encoding="utf-8"?>
<math xmlns="http://www.w3.org/1998/Math/MathML" display="block">
  <semantics>
    <mrow>
      <mn>0</mn>
      <mi mathvariant="italic">Nlmin</mi>
      <msup>
        <mn>.</mn>
        <mrow>
          <mo stretchy="false">−</mo>
          <mn>1</mn>
        </mrow>
      </msup>
    </mrow>
    <annotation encoding="StarMath 5.0">0 Nlmin.^{-1} </annotation>
  </semantics>
</math>
</file>

<file path=Object 6/content.xml><?xml version="1.0" encoding="utf-8"?>
<math xmlns="http://www.w3.org/1998/Math/MathML" display="block">
  <semantics>
    <mrow>
      <mrow>
        <mrow>
          <mn>2</mn>
          <mo stretchy="false">×</mo>
          <mn>15</mn>
        </mrow>
        <mo stretchy="false">=</mo>
        <mn>30</mn>
      </mrow>
      <mi mathvariant="italic">Nlmin</mi>
      <msup>
        <mn>.</mn>
        <mrow>
          <mo stretchy="false">−</mo>
          <mn>1</mn>
        </mrow>
      </msup>
    </mrow>
    <annotation encoding="StarMath 5.0">2	 times 15 =30 Nlmin.^{-1} </annotation>
  </semantics>
</math>
</file>

<file path=Object 7/content.xml><?xml version="1.0" encoding="utf-8"?>
<math xmlns="http://www.w3.org/1998/Math/MathML" display="block">
  <semantics>
    <mrow>
      <mrow>
        <mrow>
          <mn>30</mn>
          <mo stretchy="false">×</mo>
          <mn>1</mn>
        </mrow>
        <mo stretchy="false">=</mo>
        <mn>30</mn>
      </mrow>
      <mi mathvariant="italic">Nlmin</mi>
      <msup>
        <mn>.</mn>
        <mrow>
          <mo stretchy="false">−</mo>
          <mn>1</mn>
        </mrow>
      </msup>
    </mrow>
    <annotation encoding="StarMath 5.0">30 times 1 =30 Nlmin.^{-1} </annotation>
  </semantics>
</math>
</file>

<file path=Object 8/content.xml><?xml version="1.0" encoding="utf-8"?>
<math xmlns="http://www.w3.org/1998/Math/MathML" display="block">
  <semantics>
    <mrow>
      <mrow>
        <mfrac>
          <mrow>
            <mn>180</mn>
            <mo stretchy="false">×</mo>
            <mn>10</mn>
          </mrow>
          <mn>30</mn>
        </mfrac>
        <mo stretchy="false">=</mo>
        <mn>60</mn>
      </mrow>
      <mi mathvariant="italic">minut</mi>
    </mrow>
    <annotation encoding="StarMath 5.0">{180 times 10 } over {30} =60 minut </annotation>
  </semantics>
</math>
</file>

<file path=Object 9/content.xml><?xml version="1.0" encoding="utf-8"?>
<math xmlns="http://www.w3.org/1998/Math/MathML" display="block">
  <semantics>
    <mrow>
      <mrow>
        <mfrac>
          <mrow>
            <mn>2</mn>
            <mo stretchy="false">×</mo>
            <mn>90</mn>
          </mrow>
          <mn>30</mn>
        </mfrac>
        <mo stretchy="false">=</mo>
        <mn>6</mn>
      </mrow>
      <mi mathvariant="italic">minut</mi>
    </mrow>
    <annotation encoding="StarMath 5.0">{2 times 90} over {30} =6 minut </annotation>
  </semantics>
</math>
</file>